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rlito" svg:font-family="Carlito" style:font-family-generic="swiss"/>
    <style:font-face style:name="Courier New" svg:font-family="'Courier New'" style:font-family-generic="modern" style:font-pitch="fixed"/>
    <style:font-face style:name="Liberation Sans" svg:font-family="'Liberation Sans'" style:font-family-generic="swiss" style:font-pitch="variable"/>
    <style:font-face style:name="Songti SC" svg:font-family="'Songti SC'" style:font-family-generic="system" style:font-pitch="variable"/>
    <style:font-face style:name="StarSymbol" svg:font-family="StarSymbol"/>
  </office:font-face-decls>
  <office:automatic-styles>
    <style:style style:name="Table1" style:family="table">
      <style:table-properties style:width="17cm" table:align="margins"/>
    </style:style>
    <style:style style:name="Table1.A" style:family="table-column">
      <style:table-column-properties style:column-width="5.861cm" style:rel-column-width="22598*"/>
    </style:style>
    <style:style style:name="Table1.B" style:family="table-column">
      <style:table-column-properties style:column-width="11.139cm" style:rel-column-width="42937*"/>
    </style:style>
    <style:style style:name="Table1.A1" style:family="table-cell">
      <style:table-cell-properties fo:padding="0cm" fo:border="none"/>
    </style:style>
    <style:style style:name="Table2" style:family="table">
      <style:table-properties style:width="17cm" table:align="margins"/>
    </style:style>
    <style:style style:name="Table2.A" style:family="table-column">
      <style:table-column-properties style:column-width="2.536cm" style:rel-column-width="9781*"/>
    </style:style>
    <style:style style:name="Table2.B" style:family="table-column">
      <style:table-column-properties style:column-width="6.851cm" style:rel-column-width="26409*"/>
    </style:style>
    <style:style style:name="Table2.C" style:family="table-column">
      <style:table-column-properties style:column-width="7.613cm" style:rel-column-width="29345*"/>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1.854cm" style:rel-column-width="7149*"/>
    </style:style>
    <style:style style:name="Table3.B" style:family="table-column">
      <style:table-column-properties style:column-width="15.147cm" style:rel-column-width="58386*"/>
    </style:style>
    <style:style style:name="Table3.A1" style:family="table-cell">
      <style:table-cell-properties fo:padding="0cm" fo:border="none"/>
    </style:style>
    <style:style style:name="Table4" style:family="table">
      <style:table-properties style:width="17cm" table:align="margins"/>
    </style:style>
    <style:style style:name="Table4.A" style:family="table-column">
      <style:table-column-properties style:column-width="4.533cm" style:rel-column-width="17476*"/>
    </style:style>
    <style:style style:name="Table4.B" style:family="table-column">
      <style:table-column-properties style:column-width="12.467cm" style:rel-column-width="48059*"/>
    </style:style>
    <style:style style:name="Table4.A1" style:family="table-cell">
      <style:table-cell-properties fo:padding="0cm" fo:border="none"/>
    </style:style>
    <style:style style:name="P1" style:family="paragraph" style:parent-style-name="Standard">
      <style:text-properties officeooo:rsid="00161106" officeooo:paragraph-rsid="00161106"/>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5.998cm" style:type="right" style:leader-style="dotted" style:leader-text="."/>
        </style:tab-stops>
      </style:paragraph-properties>
    </style:style>
    <style:style style:name="P5" style:family="paragraph" style:parent-style-name="Contents_20_4">
      <style:paragraph-properties>
        <style:tab-stops>
          <style:tab-stop style:position="15.499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Text_20_body">
      <style:text-properties officeooo:paragraph-rsid="00172df3"/>
    </style:style>
    <style:style style:name="P8" style:family="paragraph" style:parent-style-name="Horizontal_20_Line">
      <style:text-properties officeooo:paragraph-rsid="00172df3"/>
    </style:style>
    <style:style style:name="P9" style:family="paragraph" style:parent-style-name="Heading_20_2">
      <style:text-properties officeooo:paragraph-rsid="00172df3"/>
    </style:style>
    <style:style style:name="P10" style:family="paragraph" style:parent-style-name="Quotations">
      <style:paragraph-properties fo:margin-left="1.27cm" fo:margin-right="0cm" fo:text-indent="0cm" style:auto-text-indent="false"/>
      <style:text-properties officeooo:paragraph-rsid="00172df3"/>
    </style:style>
    <style:style style:name="P11" style:family="paragraph" style:parent-style-name="Heading_20_3">
      <style:text-properties officeooo:paragraph-rsid="00172df3"/>
    </style:style>
    <style:style style:name="P12" style:family="paragraph" style:parent-style-name="First_20_paragraph">
      <style:text-properties officeooo:paragraph-rsid="00172df3"/>
    </style:style>
    <style:style style:name="P13" style:family="paragraph" style:parent-style-name="Text_20_body" style:list-style-name="L1">
      <style:paragraph-properties fo:margin-top="0cm" fo:margin-bottom="0cm" style:contextual-spacing="false"/>
      <style:text-properties officeooo:paragraph-rsid="00172df3"/>
    </style:style>
    <style:style style:name="P14" style:family="paragraph" style:parent-style-name="Table_20_Heading">
      <style:text-properties officeooo:paragraph-rsid="00172df3"/>
    </style:style>
    <style:style style:name="P15" style:family="paragraph" style:parent-style-name="Table_20_Contents">
      <style:text-properties fo:font-weight="bold" officeooo:paragraph-rsid="00172df3" style:font-weight-asian="bold" style:font-weight-complex="bold"/>
    </style:style>
    <style:style style:name="P16" style:family="paragraph" style:parent-style-name="Table_20_Contents">
      <style:text-properties officeooo:paragraph-rsid="00172df3"/>
    </style:style>
    <style:style style:name="P17" style:family="paragraph" style:parent-style-name="Text_20_body" style:list-style-name="L2">
      <style:paragraph-properties fo:margin-top="0cm" fo:margin-bottom="0cm" style:contextual-spacing="false"/>
      <style:text-properties officeooo:paragraph-rsid="00172df3"/>
    </style:style>
    <style:style style:name="P18" style:family="paragraph" style:parent-style-name="Text_20_body" style:list-style-name="L3">
      <style:paragraph-properties fo:margin-top="0cm" fo:margin-bottom="0cm" style:contextual-spacing="false"/>
      <style:text-properties officeooo:paragraph-rsid="00172df3"/>
    </style:style>
    <style:style style:name="P19" style:family="paragraph" style:parent-style-name="Text_20_body">
      <style:text-properties fo:font-weight="bold" officeooo:paragraph-rsid="0019117f" style:font-weight-asian="bold" style:font-weight-complex="bold"/>
    </style:style>
    <style:style style:name="P20" style:family="paragraph" style:parent-style-name="Text_20_body" style:list-style-name="L4">
      <style:paragraph-properties fo:margin-top="0cm" fo:margin-bottom="0cm" style:contextual-spacing="false"/>
      <style:text-properties officeooo:paragraph-rsid="0019117f"/>
    </style:style>
    <style:style style:name="P21" style:family="paragraph" style:parent-style-name="First_20_paragraph">
      <style:text-properties officeooo:paragraph-rsid="0019117f"/>
    </style:style>
    <style:style style:name="P22" style:family="paragraph" style:parent-style-name="Horizontal_20_Line">
      <style:text-properties officeooo:paragraph-rsid="0019117f"/>
    </style:style>
    <style:style style:name="P23" style:family="paragraph" style:parent-style-name="Heading_20_2">
      <style:text-properties officeooo:paragraph-rsid="0019117f"/>
    </style:style>
    <style:style style:name="P24" style:family="paragraph" style:parent-style-name="Quotations">
      <style:paragraph-properties fo:margin-left="1.27cm" fo:margin-right="0cm" fo:text-indent="0cm" style:auto-text-indent="false"/>
      <style:text-properties officeooo:paragraph-rsid="0019117f"/>
    </style:style>
    <style:style style:name="P25" style:family="paragraph" style:parent-style-name="Heading_20_3">
      <style:text-properties officeooo:paragraph-rsid="0019117f"/>
    </style:style>
    <style:style style:name="P26" style:family="paragraph" style:parent-style-name="Text_20_body" style:list-style-name="L5">
      <style:paragraph-properties fo:margin-top="0cm" fo:margin-bottom="0cm" style:contextual-spacing="false"/>
      <style:text-properties officeooo:paragraph-rsid="0019117f"/>
    </style:style>
    <style:style style:name="P27" style:family="paragraph" style:parent-style-name="Heading_20_4">
      <style:text-properties officeooo:paragraph-rsid="0019117f"/>
    </style:style>
    <style:style style:name="P28" style:family="paragraph" style:parent-style-name="Text_20_body" style:list-style-name="L6">
      <style:paragraph-properties fo:margin-top="0cm" fo:margin-bottom="0cm" style:contextual-spacing="false"/>
      <style:text-properties officeooo:paragraph-rsid="0019117f"/>
    </style:style>
    <style:style style:name="P29" style:family="paragraph" style:parent-style-name="Text_20_body" style:list-style-name="L7">
      <style:paragraph-properties fo:margin-top="0cm" fo:margin-bottom="0cm" style:contextual-spacing="false"/>
      <style:text-properties officeooo:paragraph-rsid="0019117f"/>
    </style:style>
    <style:style style:name="P30" style:family="paragraph" style:parent-style-name="Text_20_body" style:list-style-name="L8">
      <style:paragraph-properties fo:margin-top="0cm" fo:margin-bottom="0cm" style:contextual-spacing="false"/>
      <style:text-properties officeooo:paragraph-rsid="0019117f"/>
    </style:style>
    <style:style style:name="P31" style:family="paragraph" style:parent-style-name="Text_20_body" style:list-style-name="L9">
      <style:paragraph-properties fo:margin-top="0cm" fo:margin-bottom="0cm" style:contextual-spacing="false"/>
      <style:text-properties officeooo:paragraph-rsid="0019117f"/>
    </style:style>
    <style:style style:name="P32" style:family="paragraph" style:parent-style-name="Text_20_body" style:list-style-name="L10">
      <style:paragraph-properties fo:margin-top="0cm" fo:margin-bottom="0cm" style:contextual-spacing="false"/>
      <style:text-properties officeooo:paragraph-rsid="0019117f"/>
    </style:style>
    <style:style style:name="P33" style:family="paragraph" style:parent-style-name="Text_20_body" style:list-style-name="L11">
      <style:paragraph-properties fo:margin-top="0cm" fo:margin-bottom="0cm" style:contextual-spacing="false"/>
      <style:text-properties officeooo:paragraph-rsid="0019117f"/>
    </style:style>
    <style:style style:name="P34" style:family="paragraph" style:parent-style-name="First_20_paragraph">
      <style:paragraph-properties fo:margin-left="0cm" fo:margin-right="0cm" fo:text-indent="0cm" style:auto-text-indent="false"/>
      <style:text-properties officeooo:paragraph-rsid="0019117f"/>
    </style:style>
    <style:style style:name="P35" style:family="paragraph" style:parent-style-name="Text_20_body">
      <style:text-properties officeooo:paragraph-rsid="0019e28b"/>
    </style:style>
    <style:style style:name="P36" style:family="paragraph" style:parent-style-name="Horizontal_20_Line">
      <style:text-properties officeooo:paragraph-rsid="0019e28b"/>
    </style:style>
    <style:style style:name="P37" style:family="paragraph" style:parent-style-name="Heading_20_2">
      <style:text-properties officeooo:paragraph-rsid="0019e28b"/>
    </style:style>
    <style:style style:name="P38" style:family="paragraph" style:parent-style-name="Quotations">
      <style:paragraph-properties fo:margin-left="1.27cm" fo:margin-right="0cm" fo:text-indent="0cm" style:auto-text-indent="false"/>
      <style:text-properties officeooo:paragraph-rsid="0019e28b"/>
    </style:style>
    <style:style style:name="P39" style:family="paragraph" style:parent-style-name="Heading_20_3">
      <style:text-properties officeooo:paragraph-rsid="0019e28b"/>
    </style:style>
    <style:style style:name="P40" style:family="paragraph" style:parent-style-name="First_20_paragraph">
      <style:text-properties officeooo:paragraph-rsid="0019e28b"/>
    </style:style>
    <style:style style:name="P41" style:family="paragraph" style:parent-style-name="Text_20_body" style:list-style-name="L12">
      <style:paragraph-properties fo:margin-top="0cm" fo:margin-bottom="0cm" style:contextual-spacing="false"/>
      <style:text-properties officeooo:paragraph-rsid="0019e28b"/>
    </style:style>
    <style:style style:name="P42" style:family="paragraph" style:parent-style-name="Table_20_Heading">
      <style:text-properties officeooo:paragraph-rsid="0019e28b"/>
    </style:style>
    <style:style style:name="P43" style:family="paragraph" style:parent-style-name="Table_20_Contents">
      <style:text-properties fo:font-weight="bold" officeooo:paragraph-rsid="0019e28b" style:font-weight-asian="bold" style:font-weight-complex="bold"/>
    </style:style>
    <style:style style:name="P44" style:family="paragraph" style:parent-style-name="Table_20_Contents">
      <style:text-properties officeooo:paragraph-rsid="0019e28b"/>
    </style:style>
    <style:style style:name="P45" style:family="paragraph" style:parent-style-name="Text_20_body" style:list-style-name="L13">
      <style:paragraph-properties fo:margin-top="0cm" fo:margin-bottom="0cm" style:contextual-spacing="false"/>
      <style:text-properties officeooo:paragraph-rsid="0019e28b"/>
    </style:style>
    <style:style style:name="P46" style:family="paragraph" style:parent-style-name="Text_20_body" style:list-style-name="L13">
      <style:paragraph-properties fo:margin-top="0cm" fo:margin-bottom="0cm" style:contextual-spacing="false"/>
      <style:text-properties fo:font-weight="bold" officeooo:paragraph-rsid="0019e28b" style:font-weight-asian="bold" style:font-weight-complex="bold"/>
    </style:style>
    <style:style style:name="P47" style:family="paragraph" style:parent-style-name="Text_20_body" style:list-style-name="L14">
      <style:paragraph-properties fo:margin-top="0cm" fo:margin-bottom="0cm" style:contextual-spacing="false"/>
      <style:text-properties officeooo:paragraph-rsid="0019e28b"/>
    </style:style>
    <style:style style:name="P48" style:family="paragraph" style:parent-style-name="Text_20_body" style:list-style-name="L15">
      <style:paragraph-properties fo:margin-top="0cm" fo:margin-bottom="0cm" style:contextual-spacing="false"/>
      <style:text-properties officeooo:paragraph-rsid="0019e28b"/>
    </style:style>
    <style:style style:name="P49" style:family="paragraph" style:parent-style-name="Text_20_body">
      <style:text-properties officeooo:paragraph-rsid="001b888e"/>
    </style:style>
    <style:style style:name="P50" style:family="paragraph" style:parent-style-name="Horizontal_20_Line">
      <style:text-properties officeooo:paragraph-rsid="001b888e"/>
    </style:style>
    <style:style style:name="P51" style:family="paragraph" style:parent-style-name="Heading_20_2">
      <style:text-properties officeooo:paragraph-rsid="001b888e"/>
    </style:style>
    <style:style style:name="P52" style:family="paragraph" style:parent-style-name="Quotations">
      <style:paragraph-properties fo:margin-left="1.27cm" fo:margin-right="0cm" fo:text-indent="0cm" style:auto-text-indent="false"/>
      <style:text-properties officeooo:paragraph-rsid="001b888e"/>
    </style:style>
    <style:style style:name="P53" style:family="paragraph" style:parent-style-name="Heading_20_3">
      <style:text-properties officeooo:paragraph-rsid="001b888e"/>
    </style:style>
    <style:style style:name="P54" style:family="paragraph" style:parent-style-name="First_20_paragraph">
      <style:text-properties officeooo:paragraph-rsid="001b888e"/>
    </style:style>
    <style:style style:name="P55" style:family="paragraph" style:parent-style-name="Text_20_body" style:list-style-name="L16">
      <style:paragraph-properties fo:margin-top="0cm" fo:margin-bottom="0cm" style:contextual-spacing="false"/>
      <style:text-properties officeooo:paragraph-rsid="001b888e"/>
    </style:style>
    <style:style style:name="P56" style:family="paragraph" style:parent-style-name="Text_20_body" style:list-style-name="L17">
      <style:paragraph-properties fo:margin-top="0cm" fo:margin-bottom="0cm" style:contextual-spacing="false"/>
      <style:text-properties officeooo:paragraph-rsid="001b888e"/>
    </style:style>
    <style:style style:name="P57" style:family="paragraph" style:parent-style-name="Text_20_body" style:list-style-name="L17">
      <style:paragraph-properties fo:margin-top="0cm" fo:margin-bottom="0cm" style:contextual-spacing="false"/>
      <style:text-properties fo:font-weight="bold" officeooo:paragraph-rsid="001b888e" style:font-weight-asian="bold" style:font-weight-complex="bold"/>
    </style:style>
    <style:style style:name="P58" style:family="paragraph" style:parent-style-name="Text_20_body" style:list-style-name="L18">
      <style:paragraph-properties fo:margin-top="0cm" fo:margin-bottom="0cm" style:contextual-spacing="false"/>
      <style:text-properties officeooo:paragraph-rsid="001b888e"/>
    </style:style>
    <style:style style:name="P59" style:family="paragraph" style:parent-style-name="Text_20_body" style:list-style-name="L19">
      <style:paragraph-properties fo:margin-top="0cm" fo:margin-bottom="0cm" style:contextual-spacing="false"/>
      <style:text-properties officeooo:paragraph-rsid="001b888e"/>
    </style:style>
    <style:style style:name="P60" style:family="paragraph" style:parent-style-name="Text_20_body">
      <style:text-properties officeooo:paragraph-rsid="001c3c0f"/>
    </style:style>
    <style:style style:name="P61" style:family="paragraph" style:parent-style-name="Horizontal_20_Line">
      <style:text-properties officeooo:paragraph-rsid="001c3c0f"/>
    </style:style>
    <style:style style:name="P62" style:family="paragraph" style:parent-style-name="Heading_20_2">
      <style:text-properties officeooo:paragraph-rsid="001c3c0f"/>
    </style:style>
    <style:style style:name="P63" style:family="paragraph" style:parent-style-name="Quotations">
      <style:paragraph-properties fo:margin-left="1.27cm" fo:margin-right="0cm" fo:text-indent="0cm" style:auto-text-indent="false"/>
      <style:text-properties officeooo:paragraph-rsid="001c3c0f"/>
    </style:style>
    <style:style style:name="P64" style:family="paragraph" style:parent-style-name="Heading_20_3">
      <style:text-properties officeooo:paragraph-rsid="001c3c0f"/>
    </style:style>
    <style:style style:name="P65" style:family="paragraph" style:parent-style-name="Text_20_body" style:list-style-name="L20">
      <style:paragraph-properties fo:margin-top="0cm" fo:margin-bottom="0cm" style:contextual-spacing="false"/>
      <style:text-properties officeooo:paragraph-rsid="001c3c0f"/>
    </style:style>
    <style:style style:name="P66" style:family="paragraph" style:parent-style-name="First_20_paragraph">
      <style:text-properties officeooo:paragraph-rsid="001c3c0f"/>
    </style:style>
    <style:style style:name="P67" style:family="paragraph" style:parent-style-name="Text_20_body" style:list-style-name="L21">
      <style:paragraph-properties fo:margin-top="0cm" fo:margin-bottom="0cm" style:contextual-spacing="false"/>
      <style:text-properties officeooo:paragraph-rsid="001c3c0f"/>
    </style:style>
    <style:style style:name="P68" style:family="paragraph" style:parent-style-name="Table_20_Heading">
      <style:text-properties officeooo:paragraph-rsid="001c3c0f"/>
    </style:style>
    <style:style style:name="P69" style:family="paragraph" style:parent-style-name="Table_20_Contents">
      <style:text-properties fo:font-weight="bold" officeooo:paragraph-rsid="001c3c0f" style:font-weight-asian="bold" style:font-weight-complex="bold"/>
    </style:style>
    <style:style style:name="P70" style:family="paragraph" style:parent-style-name="Table_20_Contents">
      <style:text-properties officeooo:paragraph-rsid="001c3c0f"/>
    </style:style>
    <style:style style:name="P71" style:family="paragraph" style:parent-style-name="Text_20_body" style:list-style-name="L22">
      <style:text-properties officeooo:paragraph-rsid="001c3c0f"/>
    </style:style>
    <style:style style:name="P72" style:family="paragraph" style:parent-style-name="Text_20_body" style:list-style-name="L23">
      <style:paragraph-properties fo:margin-top="0cm" fo:margin-bottom="0cm" style:contextual-spacing="false"/>
      <style:text-properties officeooo:paragraph-rsid="001c3c0f"/>
    </style:style>
    <style:style style:name="P73" style:family="paragraph" style:parent-style-name="Text_20_body" style:list-style-name="L24">
      <style:paragraph-properties fo:margin-top="0cm" fo:margin-bottom="0cm" style:contextual-spacing="false"/>
      <style:text-properties officeooo:paragraph-rsid="001c3c0f"/>
    </style:style>
    <style:style style:name="P74" style:family="paragraph" style:parent-style-name="Heading_20_2">
      <style:text-properties officeooo:paragraph-rsid="001d0064"/>
    </style:style>
    <style:style style:name="P75" style:family="paragraph" style:parent-style-name="First_20_paragraph">
      <style:text-properties officeooo:paragraph-rsid="001d0064"/>
    </style:style>
    <style:style style:name="P76" style:family="paragraph" style:parent-style-name="Horizontal_20_Line">
      <style:text-properties officeooo:paragraph-rsid="001d0064"/>
    </style:style>
    <style:style style:name="P77" style:family="paragraph" style:parent-style-name="Heading_20_3">
      <style:text-properties fo:font-weight="bold" officeooo:paragraph-rsid="001d0064" style:font-weight-asian="bold" style:font-weight-complex="bold"/>
    </style:style>
    <style:style style:name="P78" style:family="paragraph" style:parent-style-name="Text_20_body">
      <style:text-properties officeooo:paragraph-rsid="001d0064"/>
    </style:style>
    <style:style style:name="P79" style:family="paragraph" style:parent-style-name="Heading_20_4">
      <style:text-properties officeooo:paragraph-rsid="001d0064"/>
    </style:style>
    <style:style style:name="P80" style:family="paragraph" style:parent-style-name="Text_20_body" style:list-style-name="L25">
      <style:paragraph-properties fo:margin-top="0cm" fo:margin-bottom="0cm" style:contextual-spacing="false"/>
      <style:text-properties officeooo:paragraph-rsid="001d0064"/>
    </style:style>
    <style:style style:name="P81" style:family="paragraph" style:parent-style-name="Text_20_body" style:list-style-name="L26">
      <style:paragraph-properties fo:margin-top="0cm" fo:margin-bottom="0cm" style:contextual-spacing="false"/>
      <style:text-properties officeooo:paragraph-rsid="001d0064"/>
    </style:style>
    <style:style style:name="P82" style:family="paragraph" style:parent-style-name="Text_20_body" style:list-style-name="L27">
      <style:paragraph-properties fo:margin-top="0cm" fo:margin-bottom="0cm" style:contextual-spacing="false"/>
      <style:text-properties officeooo:paragraph-rsid="001d0064"/>
    </style:style>
    <style:style style:name="P83" style:family="paragraph" style:parent-style-name="Text_20_body" style:list-style-name="L28">
      <style:paragraph-properties fo:margin-top="0cm" fo:margin-bottom="0cm" style:contextual-spacing="false"/>
      <style:text-properties officeooo:paragraph-rsid="001d0064"/>
    </style:style>
    <style:style style:name="P84" style:family="paragraph" style:parent-style-name="Text_20_body" style:list-style-name="L29">
      <style:paragraph-properties fo:margin-top="0cm" fo:margin-bottom="0cm" style:contextual-spacing="false"/>
      <style:text-properties officeooo:paragraph-rsid="001d0064"/>
    </style:style>
    <style:style style:name="P85" style:family="paragraph" style:parent-style-name="Table_20_Heading">
      <style:text-properties officeooo:paragraph-rsid="001d0064"/>
    </style:style>
    <style:style style:name="P86" style:family="paragraph" style:parent-style-name="Table_20_Contents">
      <style:text-properties officeooo:paragraph-rsid="001d0064"/>
    </style:style>
    <style:style style:name="P87" style:family="paragraph" style:parent-style-name="Table_20_Contents">
      <style:text-properties fo:font-weight="bold" officeooo:paragraph-rsid="001d0064" style:font-weight-asian="bold" style:font-weight-complex="bold"/>
    </style:style>
    <style:style style:name="P88" style:family="paragraph" style:parent-style-name="Quotations">
      <style:paragraph-properties fo:margin-left="1.27cm" fo:margin-right="0cm" fo:text-indent="0cm" style:auto-text-indent="false"/>
      <style:text-properties officeooo:paragraph-rsid="001d0064"/>
    </style:style>
    <style:style style:name="T1" style:family="text">
      <style:text-properties officeooo:rsid="00161106"/>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uebas Ollama/gpt-oss:120b-cl<text:span text:style-name="T1">o</text:span>ud</text:p>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090_1757903899" office:name="¿Qué es la biodescodificación?" text:style-name="Index_20_Link" text:visited-style-name="Index_20_Link">¿Qué es la biodescodificación?<text:tab/>3</text:a></text:p>
          <text:p text:style-name="P3"><text:a xlink:type="simple" xlink:href="#__RefHeading___Toc1462_1011530066" office:name="2. Explicación principal (entrada BIODESCODIFICACIÓN)" text:style-name="Index_20_Link" text:visited-style-name="Index_20_Link">2. Explicación principal (entrada BIODESCODIFICACIÓN)<text:tab/>3</text:a></text:p>
          <text:p text:style-name="P4"><text:a xlink:type="simple" xlink:href="#__RefHeading___Toc1464_1011530066" office:name="• Resumen de la definición" text:style-name="Index_20_Link" text:visited-style-name="Index_20_Link">• Resumen de la definición<text:tab/>3</text:a></text:p>
          <text:p text:style-name="P4"><text:a xlink:type="simple" xlink:href="#__RefHeading___Toc1466_1011530066" office:name="• Explicación en lenguaje sencillo (técnico)" text:style-name="Index_20_Link" text:visited-style-name="Index_20_Link">• Explicación en lenguaje sencillo (técnico)<text:tab/>3</text:a></text:p>
          <text:p text:style-name="P4"><text:a xlink:type="simple" xlink:href="#__RefHeading___Toc1468_1011530066" office:name="• Sentido biológico según la biodescodificación" text:style-name="Index_20_Link" text:visited-style-name="Index_20_Link">• Sentido biológico según la biodescodificación<text:tab/>3</text:a></text:p>
          <text:p text:style-name="P4"><text:a xlink:type="simple" xlink:href="#__RefHeading___Toc1470_1011530066" office:name="• Conflicto resumido en términos emocionales" text:style-name="Index_20_Link" text:visited-style-name="Index_20_Link">• Conflicto resumido en términos emocionales<text:tab/>4</text:a></text:p>
          <text:p text:style-name="P3"><text:a xlink:type="simple" xlink:href="#__RefHeading___Toc1472_1011530066" office:name="3. Otros matices o conceptos relacionados" text:style-name="Index_20_Link" text:visited-style-name="Index_20_Link">3. Otros matices o conceptos relacionados<text:tab/>4</text:a></text:p>
          <text:p text:style-name="P3"><text:a xlink:type="simple" xlink:href="#__RefHeading___Toc1474_1011530066" office:name="4. Posible interpretación integradora" text:style-name="Index_20_Link" text:visited-style-name="Index_20_Link">4. Posible interpretación integradora<text:tab/>4</text:a></text:p>
          <text:p text:style-name="P3"><text:a xlink:type="simple" xlink:href="#__RefHeading___Toc1476_1011530066" office:name="5. Sugerencia de abordaje (no sustituye al terapeuta)" text:style-name="Index_20_Link" text:visited-style-name="Index_20_Link">5. Sugerencia de abordaje (no sustituye al terapeuta)<text:tab/>4</text:a></text:p>
          <text:p text:style-name="P2"><text:a xlink:type="simple" xlink:href="#__RefHeading___Toc1478_1011530066" office:name="Desde hace 4 años tengo dolor en la articulación del dedo pulgar de las dos manos (he tenido que dejar de trabajar de masajista) y toda la vida he tenido hiperhidrosis en las manos, pies y axilas. Y de nacimiento escoliosis lumbar pronunciada y a los 27 años tuve ansiedad y ataques de pánico" text:style-name="Index_20_Link" text:visited-style-name="Index_20_Link">Desde hace 4 años tengo dolor en la articulación del dedo pulgar de las dos manos (he tenido que dejar de trabajar de masajista) y toda la vida he tenido hiperhidrosis en las manos, pies y axilas. Y de nacimiento escoliosis lumbar pronunciada y a los 27 años tuve ansiedad y ataques de pánico<text:tab/>6</text:a></text:p>
          <text:p text:style-name="P3"><text:a xlink:type="simple" xlink:href="#__RefHeading___Toc1480_1011530066" office:name="2. Explicación principal (síntoma más urgente: dolor en la articulación del pulgar)" text:style-name="Index_20_Link" text:visited-style-name="Index_20_Link">2. Explicación principal (síntoma más urgente: dolor en la articulación del pulgar)<text:tab/>6</text:a></text:p>
          <text:p text:style-name="P4"><text:a xlink:type="simple" xlink:href="#__RefHeading___Toc1482_1011530066" office:name="• Definición resumida" text:style-name="Index_20_Link" text:visited-style-name="Index_20_Link">• Definición resumida<text:tab/>6</text:a></text:p>
          <text:p text:style-name="P4"><text:a xlink:type="simple" xlink:href="#__RefHeading___Toc1484_1011530066" office:name="• Explicación técnica en lenguaje sencillo" text:style-name="Index_20_Link" text:visited-style-name="Index_20_Link">• Explicación técnica en lenguaje sencillo<text:tab/>6</text:a></text:p>
          <text:p text:style-name="P4"><text:a xlink:type="simple" xlink:href="#__RefHeading___Toc1486_1011530066" office:name="• Sentido biológico" text:style-name="Index_20_Link" text:visited-style-name="Index_20_Link">• Sentido biológico<text:tab/>7</text:a></text:p>
          <text:p text:style-name="P4"><text:a xlink:type="simple" xlink:href="#__RefHeading___Toc1488_1011530066" office:name="• Conflicto emocional esencial" text:style-name="Index_20_Link" text:visited-style-name="Index_20_Link">• Conflicto emocional esencial<text:tab/>7</text:a></text:p>
          <text:p text:style-name="P3"><text:a xlink:type="simple" xlink:href="#__RefHeading___Toc1490_1011530066" office:name="3. Otros matices relacionados" text:style-name="Index_20_Link" text:visited-style-name="Index_20_Link">3. Otros matices relacionados<text:tab/>7</text:a></text:p>
          <text:p text:style-name="P4"><text:a xlink:type="simple" xlink:href="#__RefHeading___Toc1492_1011530066" office:name="3.1 Hiperhidrosis (manos, pies y axilas)" text:style-name="Index_20_Link" text:visited-style-name="Index_20_Link">3.1 Hiperhidrosis (manos, pies y axilas)<text:tab/>7</text:a></text:p>
          <text:p text:style-name="P5"><text:a xlink:type="simple" xlink:href="#__RefHeading___Toc1494_1011530066" office:name="Resumen del conflicto emocional" text:style-name="Index_20_Link" text:visited-style-name="Index_20_Link">Resumen del conflicto emocional<text:tab/>8</text:a></text:p>
          <text:p text:style-name="P4"><text:a xlink:type="simple" xlink:href="#__RefHeading___Toc1496_1011530066" office:name="3.2 Escoliosis lumbar" text:style-name="Index_20_Link" text:visited-style-name="Index_20_Link">3.2 Escoliosis lumbar<text:tab/>8</text:a></text:p>
          <text:p text:style-name="P5"><text:a xlink:type="simple" xlink:href="#__RefHeading___Toc1498_1011530066" office:name="Resumen del conflicto emocional" text:style-name="Index_20_Link" text:visited-style-name="Index_20_Link">Resumen del conflicto emocional<text:tab/>8</text:a></text:p>
          <text:p text:style-name="P4"><text:a xlink:type="simple" xlink:href="#__RefHeading___Toc1500_1011530066" office:name="3.3 Ansiedad y ataques de pánico" text:style-name="Index_20_Link" text:visited-style-name="Index_20_Link">3.3 Ansiedad y ataques de pánico<text:tab/>8</text:a></text:p>
          <text:p text:style-name="P5"><text:a xlink:type="simple" xlink:href="#__RefHeading___Toc1502_1011530066" office:name="Resumen del conflicto emocional" text:style-name="Index_20_Link" text:visited-style-name="Index_20_Link">Resumen del conflicto emocional<text:tab/>8</text:a></text:p>
          <text:p text:style-name="P3"><text:a xlink:type="simple" xlink:href="#__RefHeading___Toc1504_1011530066" office:name="4. Referencias cruzadas (temas que podrías explorar)" text:style-name="Index_20_Link" text:visited-style-name="Index_20_Link">4. Referencias cruzadas (temas que podrías explorar)<text:tab/>9</text:a></text:p>
          <text:p text:style-name="P3"><text:a xlink:type="simple" xlink:href="#__RefHeading___Toc1506_1011530066" office:name="5. Interpretación integradora" text:style-name="Index_20_Link" text:visited-style-name="Index_20_Link">5. Interpretación integradora<text:tab/>9</text:a></text:p>
          <text:p text:style-name="P3"><text:a xlink:type="simple" xlink:href="#__RefHeading___Toc1508_1011530066" office:name="6. Sugerencia de abordaje (no sustituye la terapia profesional)" text:style-name="Index_20_Link" text:visited-style-name="Index_20_Link">6. Sugerencia de abordaje (no sustituye la terapia profesional)<text:tab/>9</text:a></text:p>
          <text:p text:style-name="P3"><text:a xlink:type="simple" xlink:href="#__RefHeading___Toc1510_1011530066" office:name="7. Aviso de responsabilidad" text:style-name="Index_20_Link" text:visited-style-name="Index_20_Link">7. Aviso de responsabilidad<text:tab/>10</text:a></text:p>
          <text:p text:style-name="P2"><text:a xlink:type="simple" xlink:href="#__RefHeading___Toc1512_1011530066" office:name="Sentido biológico de las alergias" text:style-name="Index_20_Link" text:visited-style-name="Index_20_Link">Sentido biológico de las alergias<text:tab/>11</text:a></text:p>
          <text:p text:style-name="P3"><text:a xlink:type="simple" xlink:href="#__RefHeading___Toc1514_1011530066" office:name="2. Explicación principal (entrada más relevante)" text:style-name="Index_20_Link" text:visited-style-name="Index_20_Link">2. Explicación principal (entrada más relevante)<text:tab/>11</text:a></text:p>
          <text:p text:style-name="P4"><text:a xlink:type="simple" xlink:href="#__RefHeading___Toc1516_1011530066" office:name="• Definición resumida" text:style-name="Index_20_Link" text:visited-style-name="Index_20_Link">• Definición resumida<text:tab/>11</text:a></text:p>
          <text:p text:style-name="P4"><text:a xlink:type="simple" xlink:href="#__RefHeading___Toc1518_1011530066" office:name="• Explicación técnica en lenguaje sencillo" text:style-name="Index_20_Link" text:visited-style-name="Index_20_Link">• Explicación técnica en lenguaje sencillo<text:tab/>11</text:a></text:p>
          <text:p text:style-name="P4"><text:a xlink:type="simple" xlink:href="#__RefHeading___Toc1520_1011530066" office:name="• Sentido biológico" text:style-name="Index_20_Link" text:visited-style-name="Index_20_Link">• Sentido biológico<text:tab/>11</text:a></text:p>
          <text:p text:style-name="P4"><text:a xlink:type="simple" xlink:href="#__RefHeading___Toc1522_1011530066" office:name="• Conflicto emocional esencial" text:style-name="Index_20_Link" text:visited-style-name="Index_20_Link">• Conflicto emocional esencial<text:tab/>11</text:a></text:p>
          <text:p text:style-name="P3"><text:a xlink:type="simple" xlink:href="#__RefHeading___Toc1524_1011530066" office:name="3. Otros matices relacionados (ejemplos del diccionario)" text:style-name="Index_20_Link" text:visited-style-name="Index_20_Link">3. Otros matices relacionados (ejemplos del diccionario)<text:tab/>12</text:a></text:p>
          <text:p text:style-name="P3"><text:a xlink:type="simple" xlink:href="#__RefHeading___Toc1526_1011530066" office:name="4. Referencias cruzadas (temas que puedes explorar)" text:style-name="Index_20_Link" text:visited-style-name="Index_20_Link">4. Referencias cruzadas (temas que puedes explorar)<text:tab/>12</text:a></text:p>
          <text:p text:style-name="P3"><text:a xlink:type="simple" xlink:href="#__RefHeading___Toc1528_1011530066" office:name="5. Interpretación integradora" text:style-name="Index_20_Link" text:visited-style-name="Index_20_Link">5. Interpretación integradora<text:tab/>12</text:a></text:p>
          <text:p text:style-name="P3"><text:a xlink:type="simple" xlink:href="#__RefHeading___Toc1530_1011530066" office:name="6. Sugerencia de abordaje (no sustituye a la terapia profesional)" text:style-name="Index_20_Link" text:visited-style-name="Index_20_Link">6. Sugerencia de abordaje (no sustituye a la terapia profesional)<text:tab/>13</text:a></text:p>
          <text:p text:style-name="P3"><text:a xlink:type="simple" xlink:href="#__RefHeading___Toc1532_1011530066" office:name="7. Aviso de responsabilidad" text:style-name="Index_20_Link" text:visited-style-name="Index_20_Link">7. Aviso de responsabilidad<text:tab/>13</text:a></text:p>
          <text:p text:style-name="P2"><text:a xlink:type="simple" xlink:href="#__RefHeading___Toc1534_1011530066" office:name="Eccema o picor en las pantorrillas, que luego desaparece y se traslada al dorso de la mano" text:style-name="Index_20_Link" text:visited-style-name="Index_20_Link">Eccema o picor en las pantorrillas, que luego desaparece y se traslada al dorso de la mano<text:tab/>14</text:a></text:p>
          <text:p text:style-name="P3"><text:a xlink:type="simple" xlink:href="#__RefHeading___Toc1536_1011530066" office:name="2. Explicación principal según biodescodificación" text:style-name="Index_20_Link" text:visited-style-name="Index_20_Link">2. Explicación principal según biodescodificación<text:tab/>14</text:a></text:p>
          <text:p text:style-name="P4"><text:a xlink:type="simple" xlink:href="#__RefHeading___Toc1538_1011530066" office:name="• Definición resumida" text:style-name="Index_20_Link" text:visited-style-name="Index_20_Link"><text:soft-page-break/>• Definición resumida<text:tab/>14</text:a></text:p>
          <text:p text:style-name="P4"><text:a xlink:type="simple" xlink:href="#__RefHeading___Toc1540_1011530066" office:name="• Explicación técnica en lenguaje sencillo" text:style-name="Index_20_Link" text:visited-style-name="Index_20_Link">• Explicación técnica en lenguaje sencillo<text:tab/>14</text:a></text:p>
          <text:p text:style-name="P4"><text:a xlink:type="simple" xlink:href="#__RefHeading___Toc1542_1011530066" office:name="• Sentido biológico" text:style-name="Index_20_Link" text:visited-style-name="Index_20_Link">• Sentido biológico<text:tab/>14</text:a></text:p>
          <text:p text:style-name="P4"><text:a xlink:type="simple" xlink:href="#__RefHeading___Toc1544_1011530066" office:name="• Conflicto emocional esencial" text:style-name="Index_20_Link" text:visited-style-name="Index_20_Link">• Conflicto emocional esencial<text:tab/>14</text:a></text:p>
          <text:p text:style-name="P3"><text:a xlink:type="simple" xlink:href="#__RefHeading___Toc1546_1011530066" office:name="3. Otros matices relacionados" text:style-name="Index_20_Link" text:visited-style-name="Index_20_Link">3. Otros matices relacionados<text:tab/>15</text:a></text:p>
          <text:p text:style-name="P4"><text:a xlink:type="simple" xlink:href="#__RefHeading___Toc1548_1011530066" office:name="3.1 PANTORRILLA" text:style-name="Index_20_Link" text:visited-style-name="Index_20_Link">3.1 PANTORRILLA<text:tab/>15</text:a></text:p>
          <text:p text:style-name="P4"><text:a xlink:type="simple" xlink:href="#__RefHeading___Toc1550_1011530066" office:name="3.2 MANO – Dorso" text:style-name="Index_20_Link" text:visited-style-name="Index_20_Link">3.2 MANO – Dorso<text:tab/>15</text:a></text:p>
          <text:p text:style-name="P3"><text:a xlink:type="simple" xlink:href="#__RefHeading___Toc1552_1011530066" office:name="4. Referencias cruzadas para seguir investigando" text:style-name="Index_20_Link" text:visited-style-name="Index_20_Link">4. Referencias cruzadas para seguir investigando<text:tab/>15</text:a></text:p>
          <text:p text:style-name="P3"><text:a xlink:type="simple" xlink:href="#__RefHeading___Toc1554_1011530066" office:name="5. Interpretación integradora" text:style-name="Index_20_Link" text:visited-style-name="Index_20_Link">5. Interpretación integradora<text:tab/>15</text:a></text:p>
          <text:p text:style-name="P3"><text:a xlink:type="simple" xlink:href="#__RefHeading___Toc1556_1011530066" office:name="6. Sugerencia de posible tratamiento biodescodificador (no sustituye la atención médica)" text:style-name="Index_20_Link" text:visited-style-name="Index_20_Link">6. Sugerencia de posible tratamiento biodescodificador (no sustituye la atención médica)<text:tab/>16</text:a></text:p>
          <text:p text:style-name="P3"><text:a xlink:type="simple" xlink:href="#__RefHeading___Toc1558_1011530066" office:name="7. Aviso de responsabilidad" text:style-name="Index_20_Link" text:visited-style-name="Index_20_Link">7. Aviso de responsabilidad<text:tab/>16</text:a></text:p>
          <text:p text:style-name="P2"><text:a xlink:type="simple" xlink:href="#__RefHeading___Toc1560_1011530066" office:name="Dolor en la cadera que sube y baja de forma indistinta hacia el brazo derecho y dedo meñique o hacia la rodilla y dedos de los pies" text:style-name="Index_20_Link" text:visited-style-name="Index_20_Link">Dolor en la cadera que sube y baja de forma indistinta hacia el brazo derecho y dedo meñique o hacia la rodilla y dedos de los pies<text:tab/>17</text:a></text:p>
          <text:p text:style-name="P3"><text:a xlink:type="simple" xlink:href="#__RefHeading___Toc1562_1011530066" office:name="3. Explicación principal según biodescodificación" text:style-name="Index_20_Link" text:visited-style-name="Index_20_Link">3. Explicación principal según biodescodificación<text:tab/>17</text:a></text:p>
          <text:p text:style-name="P4"><text:a xlink:type="simple" xlink:href="#__RefHeading___Toc1564_1011530066" office:name="• Resumen rápido" text:style-name="Index_20_Link" text:visited-style-name="Index_20_Link">• Resumen rápido<text:tab/>17</text:a></text:p>
          <text:p text:style-name="P3"><text:a xlink:type="simple" xlink:href="#__RefHeading___Toc1566_1011530066" office:name="4. Otros matices relacionados" text:style-name="Index_20_Link" text:visited-style-name="Index_20_Link">4. Otros matices relacionados<text:tab/>18</text:a></text:p>
          <text:p text:style-name="P4"><text:a xlink:type="simple" xlink:href="#__RefHeading___Toc1568_1011530066" office:name="4.1 Brazo derecho" text:style-name="Index_20_Link" text:visited-style-name="Index_20_Link">4.1 Brazo derecho<text:tab/>18</text:a></text:p>
          <text:p text:style-name="P4"><text:a xlink:type="simple" xlink:href="#__RefHeading___Toc1570_1011530066" office:name="4.2 Dedo meñique (y anular)" text:style-name="Index_20_Link" text:visited-style-name="Index_20_Link">4.2 Dedo meñique (y anular)<text:tab/>18</text:a></text:p>
          <text:p text:style-name="P4"><text:a xlink:type="simple" xlink:href="#__RefHeading___Toc1572_1011530066" office:name="4.3 Rodilla" text:style-name="Index_20_Link" text:visited-style-name="Index_20_Link">4.3 Rodilla<text:tab/>18</text:a></text:p>
          <text:p text:style-name="P4"><text:a xlink:type="simple" xlink:href="#__RefHeading___Toc1574_1011530066" office:name="4.4 Dedos de los pies (arco del pie)" text:style-name="Index_20_Link" text:visited-style-name="Index_20_Link">4.4 Dedos de los pies (arco del pie)<text:tab/>19</text:a></text:p>
          <text:p text:style-name="P3"><text:a xlink:type="simple" xlink:href="#__RefHeading___Toc1576_1011530066" office:name="5. Lista de referencias cruzadas (para seguir investigando)" text:style-name="Index_20_Link" text:visited-style-name="Index_20_Link">5. Lista de referencias cruzadas (para seguir investigando)<text:tab/>19</text:a></text:p>
          <text:p text:style-name="P3"><text:a xlink:type="simple" xlink:href="#__RefHeading___Toc1578_1011530066" office:name="6. Interpretación integradora" text:style-name="Index_20_Link" text:visited-style-name="Index_20_Link">6. Interpretación integradora<text:tab/>19</text:a></text:p>
          <text:p text:style-name="P3"><text:a xlink:type="simple" xlink:href="#__RefHeading___Toc1580_1011530066" office:name="7. Sugerencia de posible tratamiento (no sustituye la labor profesional)" text:style-name="Index_20_Link" text:visited-style-name="Index_20_Link">7. Sugerencia de posible tratamiento (no sustituye la labor profesional)<text:tab/>20</text:a></text:p>
          <text:p text:style-name="P3"><text:a xlink:type="simple" xlink:href="#__RefHeading___Toc1582_1011530066" office:name="8. Aviso de responsabilidad" text:style-name="Index_20_Link" text:visited-style-name="Index_20_Link">8. Aviso de responsabilidad<text:tab/>20</text:a></text:p>
          <text:p text:style-name="P2"><text:a xlink:type="simple" xlink:href="#__RefHeading___Toc2135_1011530066" office:name="Pedos" text:style-name="Index_20_Link" text:visited-style-name="Index_20_Link">Pedos<text:tab/>21</text:a></text:p>
          <text:p text:style-name="P3"><text:a xlink:type="simple" xlink:href="#__RefHeading___Toc2864_1011530066" office:name="1. Resumen del síntoma que comentas" text:style-name="Index_20_Link" text:visited-style-name="Index_20_Link">1. Resumen del síntoma que comentas<text:tab/>21</text:a></text:p>
          <text:p text:style-name="P3"><text:a xlink:type="simple" xlink:href="#__RefHeading___Toc2866_1011530066" office:name="2. Explicación principal (entrada más relevante)" text:style-name="Index_20_Link" text:visited-style-name="Index_20_Link">2. Explicación principal (entrada más relevante)<text:tab/>21</text:a></text:p>
          <text:p text:style-name="P4"><text:a xlink:type="simple" xlink:href="#__RefHeading___Toc2868_1011530066" office:name="Entrada 1 – GASES" text:style-name="Index_20_Link" text:visited-style-name="Index_20_Link">Entrada 1 – GASES<text:tab/>21</text:a></text:p>
          <text:p text:style-name="P5"><text:a xlink:type="simple" xlink:href="#__RefHeading___Toc2870_1011530066" office:name="Resumen rápido" text:style-name="Index_20_Link" text:visited-style-name="Index_20_Link">Resumen rápido<text:tab/>21</text:a></text:p>
          <text:p text:style-name="P3"><text:a xlink:type="simple" xlink:href="#__RefHeading___Toc2872_1011530066" office:name="3. Otros matices relacionados" text:style-name="Index_20_Link" text:visited-style-name="Index_20_Link">3. Otros matices relacionados<text:tab/>21</text:a></text:p>
          <text:p text:style-name="P4"><text:a xlink:type="simple" xlink:href="#__RefHeading___Toc2874_1011530066" office:name="Entrada 2 – AEROFAGIA" text:style-name="Index_20_Link" text:visited-style-name="Index_20_Link">Entrada 2 – AEROFAGIA<text:tab/>21</text:a></text:p>
          <text:p text:style-name="P5"><text:a xlink:type="simple" xlink:href="#__RefHeading___Toc2876_1011530066" office:name="Resumen rápido" text:style-name="Index_20_Link" text:visited-style-name="Index_20_Link">Resumen rápido<text:tab/>22</text:a></text:p>
          <text:p text:style-name="P4"><text:a xlink:type="simple" xlink:href="#__RefHeading___Toc2878_1011530066" office:name="Entrada 3 – GIARDIASIS (por su referencia a flatulencias)" text:style-name="Index_20_Link" text:visited-style-name="Index_20_Link">Entrada 3 – GIARDIASIS (por su referencia a flatulencias)<text:tab/>22</text:a></text:p>
          <text:p text:style-name="P5"><text:a xlink:type="simple" xlink:href="#__RefHeading___Toc2880_1011530066" office:name="Resumen rápido" text:style-name="Index_20_Link" text:visited-style-name="Index_20_Link">Resumen rápido<text:tab/>22</text:a></text:p>
          <text:p text:style-name="P3"><text:a xlink:type="simple" xlink:href="#__RefHeading___Toc2882_1011530066" office:name="4. Referencias cruzadas que puedes explorar" text:style-name="Index_20_Link" text:visited-style-name="Index_20_Link">4. Referencias cruzadas que puedes explorar<text:tab/>23</text:a></text:p>
          <text:p text:style-name="P3"><text:a xlink:type="simple" xlink:href="#__RefHeading___Toc2884_1011530066" office:name="5. Interpretación integradora" text:style-name="Index_20_Link" text:visited-style-name="Index_20_Link">5. Interpretación integradora<text:tab/>23</text:a></text:p>
          <text:p text:style-name="P3"><text:a xlink:type="simple" xlink:href="#__RefHeading___Toc2886_1011530066" office:name="6. Posible abordaje personalizado (no sustituye a un profesional)" text:style-name="Index_20_Link" text:visited-style-name="Index_20_Link">6. Posible abordaje personalizado (no sustituye a un profesional)<text:tab/>23</text:a></text:p>
          <text:p text:style-name="P3"><text:a xlink:type="simple" xlink:href="#__RefHeading___Toc2888_1011530066" office:name="7. Aviso de responsabilidad" text:style-name="Index_20_Link" text:visited-style-name="Index_20_Link">7. Aviso de responsabilidad<text:tab/>24</text:a></text:p>
        </text:index-body>
      </text:table-of-content>
      <text:p text:style-name="P1"/>
      <text:h text:style-name="P6" text:outline-level="1"><text:bookmark-start text:name="__RefHeading___Toc1090_1757903899"/>¿Qué es la biodescodificación?<text:bookmark-end text:name="__RefHeading___Toc1090_1757903899"/></text:h>
      <text:p text:style-name="P1"/>
      <text:p text:style-name="P7"><text:span text:style-name="T2">1. Resumen de la consulta</text:span><text:line-break/>El usuario quiere saber <text:span text:style-name="T2">qué es la biodescodificación</text:span>. No se ha mencionado ningún síntoma físico ni zona del cuerpo.</text:p>
      <text:p text:style-name="P8"/>
      <text:h text:style-name="P9" text:outline-level="2"><text:bookmark-start text:name="explicación-principal-entrada-biodescodificación"/><text:bookmark-start text:name="__RefHeading___Toc1462_1011530066"/>2. Explicación principal (entrada BIODESCODIFICACIÓN)<text:bookmark-end text:name="explicación-principal-entrada-biodescodificación"/><text:bookmark-end text:name="__RefHeading___Toc1462_1011530066"/></text:h>
      <text:p text:style-name="P10"><text:span text:style-name="T2">BIODESCODIFICACIÓN</text:span><text:line-break/>La biodescodificación (también llamada biodecodificación o bioneuroemoción) es una corriente de medicina alternativa que afirma que muchas enfermedades físicas tienen un origen emocional o “conflictos inconscientes” y que, al identificarlos y “descodificarlos”, el cuerpo podría sanar.<text:line-break/>- Propone que cada síntoma o enfermedad corresponde a un conflicto emocional específico (miedo, culpa, rabia, trauma, etc.) que el cuerpo “inscribe” en un órgano o tejido.<text:line-break/>- Se presenta como una herramienta complementaria, no como sustituto de la medicina convencional, orientada a “descodificar” la causa de la enfermedad en el “inconsciente biológico” o en las células.<text:line-break/>- El terapeuta explora la historia emocional, creencias, traumas y antecedentes familiares del paciente para buscar un conflicto asociado al síntoma (a veces llamado “bioshock”).<text:line-break/>- La idea es que, al tomar consciencia de ese conflicto y “liberarlo” mediante conversación, ejercicios emocionales o simbólicos, se “activan nuevos códigos” en las células y se favorecería la recuperación.<text:line-break/>- Suele sostener que las células guardan información de la historia personal y del árbol genealógico (lo que algunas corrientes llaman “constelaciones familiares” o memorias transgeneracionales).<text:line-break/>- Por eso muchas escuelas de biodescodificación trabajan con conflictos de la infancia, patrones de pensamiento limitantes y supuestos traumas heredados.</text:p>
      <text:h text:style-name="P11" text:outline-level="3"><text:bookmark-start text:name="resumen-de-la-definición"/><text:bookmark-start text:name="__RefHeading___Toc1464_1011530066"/>• Resumen de la <text:span text:style-name="T2">definición</text:span><text:bookmark-end text:name="resumen-de-la-definición"/><text:bookmark-end text:name="__RefHeading___Toc1464_1011530066"/></text:h>
      <text:p text:style-name="P12">La biodescodificación es una teoría alternativa que vincula enfermedades físicas con conflictos emocionales inconscientes; al “descodificar” esos conflictos, se favorecería la sanación.</text:p>
      <text:h text:style-name="P11" text:outline-level="3"><text:bookmark-start text:name="explicación-en-lenguaje-sencillo-técnico"/><text:bookmark-start text:name="__RefHeading___Toc1466_1011530066"/>• Explicación en lenguaje sencillo (<text:span text:style-name="T2">técnico</text:span>)<text:bookmark-end text:name="explicación-en-lenguaje-sencillo-técnico"/><text:bookmark-end text:name="__RefHeading___Toc1466_1011530066"/></text:h>
      <text:p text:style-name="P12">Se trata de buscar la causa emocional que, según esta corriente, se “escribe” en el cuerpo cuando una persona sufre un episodio emocional intenso (miedo, culpa, etc.). El terapeuta ayuda al paciente a reconocer y liberar esa emoción para que el cuerpo deje de “repetir” el síntoma.</text:p>
      <text:h text:style-name="P11" text:outline-level="3"><text:bookmark-start text:name="sentido-biológico-según-la-biodescodificación"/><text:bookmark-start text:name="__RefHeading___Toc1468_1011530066"/>• <text:span text:style-name="T2">Sentido biológico</text:span> según la biodescodificación<text:bookmark-end text:name="sentido-biológico-según-la-biodescodificación"/><text:bookmark-end text:name="__RefHeading___Toc1468_1011530066"/></text:h>
      <text:list text:style-name="L1">
        <text:list-item>
          <text:p text:style-name="P13">Cada órgano o tejido tendría una “memoria” celular que guarda la información del conflicto que lo originó.<text:line-break/></text:p>
        </text:list-item>
        <text:list-item>
          <text:p text:style-name="P13"><text:soft-page-break/>Al liberar el conflicto, la información ya no se mantiene “activada” en la célula y el proceso patológico puede resolverse.</text:p>
        </text:list-item>
      </text:list>
      <text:h text:style-name="P11" text:outline-level="3"><text:bookmark-start text:name="conflicto-resumido-en-términos-emocionales"/><text:bookmark-start text:name="__RefHeading___Toc1470_1011530066"/>• <text:span text:style-name="T2">Conflicto</text:span> resumido en términos emocionales<text:bookmark-end text:name="conflicto-resumido-en-términos-emocionales"/><text:bookmark-end text:name="__RefHeading___Toc1470_1011530066"/></text:h>
      <text:p text:style-name="P12">El conflicto central es <text:span text:style-name="T2">una emoción no resuelta</text:span> (por ejemplo, miedo, culpa o rabia) que se convierte en un “mensaje” que el cuerpo traduce en un síntoma físico. La clave está en <text:span text:style-name="T2">identificar esa emoción</text:span>, <text:span text:style-name="T2">comprender su origen</text:span> y <text:span text:style-name="T2">permitir su expresión o liberación</text:span>.</text:p>
      <text:p text:style-name="P8"/>
      <text:h text:style-name="P9" text:outline-level="2"><text:bookmark-start text:name="otros-matices-o-conceptos-relacionados"/><text:bookmark-start text:name="__RefHeading___Toc1472_1011530066"/>3. Otros matices o conceptos relacionados<text:bookmark-end text:name="otros-matices-o-conceptos-relacionados"/><text:bookmark-end text:name="__RefHeading___Toc1472_1011530066"/></text:h>
      <text:p text:style-name="P12">En la propia entrada se mencionan términos afines que pueden resultar de interés:</text:p>
      <table:table table:name="Table1" table:style-name="Table1">
        <table:table-column table:style-name="Table1.A"/>
        <table:table-column table:style-name="Table1.B"/>
        <table:table-header-rows>
          <table:table-row>
            <table:table-cell table:style-name="Table1.A1" office:value-type="string">
              <text:p text:style-name="P14">Concepto</text:p>
            </table:table-cell>
            <table:table-cell table:style-name="Table1.A1" office:value-type="string">
              <text:p text:style-name="P14">Breve descripción</text:p>
            </table:table-cell>
          </table:table-row>
        </table:table-header-rows>
        <table:table-row>
          <table:table-cell table:style-name="Table1.A1" office:value-type="string">
            <text:p text:style-name="P15">Bioneuroemoción</text:p>
          </table:table-cell>
          <table:table-cell table:style-name="Table1.A1" office:value-type="string">
            <text:p text:style-name="P16">Sinónimo usado por algunos autores; enfatiza la relación entre emociones, sistema nervioso y organismo.</text:p>
          </table:table-cell>
        </table:table-row>
        <table:table-row>
          <table:table-cell table:style-name="Table1.A1" office:value-type="string">
            <text:p text:style-name="P15">Constelaciones familiares</text:p>
          </table:table-cell>
          <table:table-cell table:style-name="Table1.A1" office:value-type="string">
            <text:p text:style-name="P16">Técnica que busca revelar patrones emocionales transgeneracionales que, según la biodescodificación, pueden influir en la salud.</text:p>
          </table:table-cell>
        </table:table-row>
        <table:table-row>
          <table:table-cell table:style-name="Table1.A1" office:value-type="string">
            <text:p text:style-name="P15">Bioshock</text:p>
          </table:table-cell>
          <table:table-cell table:style-name="Table1.A1" office:value-type="string">
            <text:p text:style-name="P16">Nombre que se da al “choque” emocional que desencadena la aparición del síntoma.</text:p>
          </table:table-cell>
        </table:table-row>
      </table:table>
      <text:p text:style-name="P12">No hay referencias cruzadas específicas en la entrada, pero estos conceptos suelen aparecer en la literatura de biodescodificación y pueden ser profundizados por separado.</text:p>
      <text:p text:style-name="P8"/>
      <text:h text:style-name="P9" text:outline-level="2"><text:bookmark-start text:name="posible-interpretación-integradora"/><text:bookmark-start text:name="__RefHeading___Toc1474_1011530066"/>4. Posible interpretación integradora<text:bookmark-end text:name="posible-interpretación-integradora"/><text:bookmark-end text:name="__RefHeading___Toc1474_1011530066"/></text:h>
      <text:p text:style-name="P12">La biodescodificación parte de la hipótesis de que <text:span text:style-name="T2">las emociones no procesadas quedan </text:span>“<text:span text:style-name="T2">grabadas</text:span>”<text:span text:style-name="T2"> a nivel celular</text:span>. Cuando una persona vive una situación que genera un conflicto (por ejemplo, una pérdida, una culpa profunda o un miedo intenso), ese conflicto puede “proyectarse” en un órgano o tejido y manifestarse como enfermedad. El proceso terapéutico consistiría, entonces, en:</text:p>
      <text:list text:style-name="L2">
        <text:list-item>
          <text:p text:style-name="P17"><text:span text:style-name="T2">Identificar</text:span> la emoción que está detrás del síntoma.<text:line-break/></text:p>
        </text:list-item>
        <text:list-item>
          <text:p text:style-name="P17"><text:span text:style-name="T2">Comprender</text:span> el contexto en el que surgió (infancia, trauma, dinámica familiar, etc.).<text:line-break/></text:p>
        </text:list-item>
        <text:list-item>
          <text:p text:style-name="P17"><text:span text:style-name="T2">Liberar</text:span> esa emoción mediante técnicas de conversación, visualización, respiración o trabajo corporal.</text:p>
        </text:list-item>
      </text:list>
      <text:p text:style-name="P12">Al lograrlo, según la teoría, el “código” que mantenía al órgano en estado de enfermedad se reprograma y el cuerpo recupera su equilibrio natural.</text:p>
      <text:p text:style-name="P8"/>
      <text:h text:style-name="P9" text:outline-level="2"><text:bookmark-start text:name="sugerencia-de-abordaje-no-sustituye-al-terapeuta"/><text:bookmark-start text:name="__RefHeading___Toc1476_1011530066"/>5. Sugerencia de abordaje (no sustituye al terapeuta)<text:bookmark-end text:name="sugerencia-de-abordaje-no-sustituye-al-terapeuta"/><text:bookmark-end text:name="__RefHeading___Toc1476_1011530066"/></text:h>
      <text:list text:style-name="L3">
        <text:list-item>
          <text:p text:style-name="P18"><text:span text:style-name="T2">Buscar</text:span> un profesional especializado en biodescodificación o bioneuroemoción que realice una entrevista profunda de tu historia emocional.<text:line-break/></text:p>
        </text:list-item>
        <text:list-item>
          <text:p text:style-name="P18"><text:soft-page-break/><text:span text:style-name="T2">Practicar</text:span> ejercicios de auto‑observación emocional : anotar cuándo aparecen emociones intensas y cómo se sienten en el cuerpo.<text:line-break/></text:p>
        </text:list-item>
        <text:list-item>
          <text:p text:style-name="P18"><text:span text:style-name="T2">Complementar</text:span> siempre con la medicina convencional: cualquier síntoma físico debe ser evaluado por un médico para descartar causas orgánicas.</text:p>
        </text:list-item>
      </text:list>
      <text:p text:style-name="P8"/>
      <text:p text:style-name="P10"><text:span text:style-name="T2">⚠️ Aviso importante</text:span><text:line-break/>La información presentada es una <text:span text:style-name="T2">explicación de la teoría de la biodescodificación</text:span> y <text:span text:style-name="T2">no constituye diagnóstico ni tratamiento médico</text:span>. Siempre consulta a un profesional de la salud y a un terapeuta cualificado antes de tomar decisiones sobre tu bienestar.</text:p>
      <text:h text:style-name="P6" text:outline-level="1"><text:bookmark-start text:name="__RefHeading___Toc1478_1011530066"/>Desde hace 4 años tengo dolor en la <text:s/>articulación del dedo pulgar de las dos manos (he tenido que dejar de trabajar de masajista) y toda la vida he tenido hiperhidrosis en las manos, pies y axilas. Y de nacimiento escoliosis lumbar pronunciada y a los 27 años tuve ansiedad y ataques de pánico<text:bookmark-end text:name="__RefHeading___Toc1478_1011530066"/></text:h>
      <text:p text:style-name="Text_20_body"/>
      <text:p text:style-name="P19">1. Resumen breve del cuadro que describes</text:p>
      <text:list text:style-name="L4">
        <text:list-item>
          <text:p text:style-name="P20">Dolor crónico en la articulación del pulgar de ambas manos, lo suficientemente intenso como para haber dejado de ejercer como masajista.<text:line-break/></text:p>
        </text:list-item>
        <text:list-item>
          <text:p text:style-name="P20">Hiperhidrosis (exceso de sudor) en manos, pies y axilas desde siempre.<text:line-break/></text:p>
        </text:list-item>
        <text:list-item>
          <text:p text:style-name="P20">Escoliosis lumbar pronunciada desde el nacimiento.<text:line-break/></text:p>
        </text:list-item>
        <text:list-item>
          <text:p text:style-name="P20">Desde los 27 años episodios de ansiedad y ataques de pánico.</text:p>
        </text:list-item>
      </text:list>
      <text:p text:style-name="P21">A continuación se analizan, con la información del diccionario de biodescodificación, cada uno de estos síntomas.</text:p>
      <text:p text:style-name="P22"/>
      <text:h text:style-name="P23" text:outline-level="2"><text:bookmark-start text:name="explicación-principal-síntoma-más-urgente-dolor-en-la-articulación-del-pulgar"/><text:bookmark-start text:name="__RefHeading___Toc1480_1011530066"/>2. Explicación principal (síntoma más urgente: dolor en la articulación del pulgar)<text:bookmark-end text:name="explicación-principal-síntoma-más-urgente-dolor-en-la-articulación-del-pulgar"/><text:bookmark-end text:name="__RefHeading___Toc1480_1011530066"/></text:h>
      <text:p text:style-name="P24"><text:span text:style-name="T2">CANAL CARPIANO</text:span> – Dolor y hormigueo en los dedos mayor, índice y pulgar producido por la compresión del nervio medio en el túnel carpiano.<text:line-break/>- <text:span text:style-name="T3">Técnico</text:span>: 3ª Etapa Embrionaria. Conflicto de desvalorización. Conflicto de incoherencia entre lo que pienso y lo que hago.<text:line-break/>- <text:span text:style-name="T3">Sentido biológico</text:span>: La compresión impide que los mensajes de la cabeza lleguen a la mano, simbolizando una falta de comunión entre pensamiento y acción; la muñeca está relacionada con el trabajo y la necesidad de “soltar riendas”.<text:line-break/>- <text:span text:style-name="T3">Conflicto</text:span>: Desvalorización, indecisión en la acción, tensión profesional, “no logro conciliar las dos partes”, “la mano no quiere hacer lo que pienso”.</text:p>
      <text:h text:style-name="P25" text:outline-level="3"><text:bookmark-start text:name="definición-resumida"/><text:bookmark-start text:name="__RefHeading___Toc1482_1011530066"/>• Definición resumida<text:bookmark-end text:name="definición-resumida"/><text:bookmark-end text:name="__RefHeading___Toc1482_1011530066"/></text:h>
      <text:p text:style-name="P21">Dolor y hormigueo en la zona del pulgar e índice causado por la compresión del nervio mediano en el túnel carpiano.</text:p>
      <text:h text:style-name="P25" text:outline-level="3"><text:bookmark-start text:name="explicación-técnica-en-lenguaje-sencillo"/><text:bookmark-start text:name="__RefHeading___Toc1484_1011530066"/>• Explicación técnica en lenguaje sencillo<text:bookmark-end text:name="explicación-técnica-en-lenguaje-sencillo"/><text:bookmark-end text:name="__RefHeading___Toc1484_1011530066"/></text:h>
      <text:p text:style-name="P21">Según la biodescodificación, el dolor aparecería cuando, en la <text:span text:style-name="T2">tercera etapa embrionaria</text:span>, la persona vive un conflicto de <text:span text:style-name="T2">desvalorización</text:span> y de <text:span text:style-name="T2">incoherencia entre lo que piensa y lo que hace</text:span>. <text:soft-page-break/>Es decir, siente que su percepción interna no se alinea con la acción exterior, provocando una “obstrucción” que se refleja físicamente en la muñeca‑mano.</text:p>
      <text:h text:style-name="P25" text:outline-level="3"><text:bookmark-start text:name="sentido-biológico"/><text:bookmark-start text:name="__RefHeading___Toc1486_1011530066"/>• Sentido biológico<text:bookmark-end text:name="sentido-biológico"/><text:bookmark-end text:name="__RefHeading___Toc1486_1011530066"/></text:h>
      <text:p text:style-name="P21">El túnel carpiano representa la vía de comunicación entre el cerebro y la mano. Cuando la “comunicación” se bloquea, el cuerpo interpreta que hay una falta de “soltar riendas” o de reconocimiento del propio valor.</text:p>
      <text:h text:style-name="P25" text:outline-level="3"><text:bookmark-start text:name="conflicto-emocional-esencial"/><text:bookmark-start text:name="__RefHeading___Toc1488_1011530066"/>• Conflicto emocional esencial<text:bookmark-end text:name="conflicto-emocional-esencial"/><text:bookmark-end text:name="__RefHeading___Toc1488_1011530066"/></text:h>
      <text:list text:style-name="L5">
        <text:list-item>
          <text:p text:style-name="P26">Sentimiento de no ser valorado (desvalorización).<text:line-break/></text:p>
        </text:list-item>
        <text:list-item>
          <text:p text:style-name="P26">Dificultad para decidir o actuar según sus ideas (incoherencia pensamiento‑acción).<text:line-break/></text:p>
        </text:list-item>
        <text:list-item>
          <text:p text:style-name="P26">Tensión relacionada con el trabajo manual (masaje) que ya no puede ejercer.</text:p>
        </text:list-item>
      </text:list>
      <text:p text:style-name="P22"/>
      <text:h text:style-name="P23" text:outline-level="2"><text:bookmark-start text:name="otros-matices-relacionados"/><text:bookmark-start text:name="__RefHeading___Toc1490_1011530066"/>3. Otros matices relacionados<text:bookmark-end text:name="otros-matices-relacionados"/><text:bookmark-end text:name="__RefHeading___Toc1490_1011530066"/></text:h>
      <text:h text:style-name="P25" text:outline-level="3"><text:bookmark-start text:name="hiperhidrosis-manos-pies-y-axilas"/><text:bookmark-start text:name="__RefHeading___Toc1492_1011530066"/>3.1 Hiperhidrosis (manos, pies y axilas)<text:bookmark-end text:name="hiperhidrosis-manos-pies-y-axilas"/><text:bookmark-end text:name="__RefHeading___Toc1492_1011530066"/></text:h>
      <text:p text:style-name="P24"><text:span text:style-name="T2">HIPERHIDROSIS PALMAR</text:span> – Excesiva sudoración en las palmas de las manos.<text:line-break/>- <text:span text:style-name="T3">Técnico</text:span>: 2ª Etapa Embrionaria. Conflicto de la carpa (resbalar) y de limpiar. Conflictos de la mano en relación al padre y al trabajo.<text:line-break/>- <text:span text:style-name="T3">Sentido biológico</text:span>: El sudor actúa como agua que limpia y baja la temperatura; también simboliza el intento de escapar de una trampa (conflicto de la carpa) o de alejarse de una relación tiránica con el padre o el trabajo.<text:line-break/>- <text:span text:style-name="T3">Conflicto</text:span>: Necesidad de limpiar algo relacionado con el padre o el trabajo; deseo de escapar de una “trampa”; exceso de “calor” o tensión en la relación padre‑trabajo; sensación de manipulación y deseo de huir.</text:p>
      <text:p text:style-name="P24"><text:span text:style-name="T2">HIPERHIDROSIS PLANTAR</text:span> – Excesiva sudoración en las plantas de los pies.<text:line-break/>- <text:span text:style-name="T3">Técnico</text:span>: 2ª Etapa Embrionaria. Conflicto de mamá y de la carpa (resbalar).<text:line-break/>- <text:span text:style-name="T3">Sentido biológico</text:span>: Similar al palmar, pero trasladado al vínculo con la madre; el sudor limpia y baja la temperatura, representa también la necesidad de escapar de una trampa impuesta por la madre o la dirección de la vida.<text:line-break/>- <text:span text:style-name="T3">Conflicto</text:span>: Necesidad de limpiar algo relacionado con la madre; deseo de huir de la “trampa” materna; exceso de “calor” o tensión en la relación madre‑hijo.</text:p>
      <text:p text:style-name="P24"><text:span text:style-name="T2">SUDORACIÓN (general)</text:span> – Exceso de sudoración en manos, pies y axilas.<text:line-break/>- <text:span text:style-name="T3">Técnico</text:span>: 2ª Etapa Embrionaria. Conflicto de incestos y violaciones; conflicto de suciedad.<text:line-break/>- <text:span text:style-name="T3">Sentido biológico</text:span>: Limpiar y depurar; bajar la temperatura corporal; evitar ser atrapado (conflicto de la carpa).<text:line-break/>- <text:span text:style-name="T3">Conflicto</text:span>: Experiencias de vulnerabilidad, invasión de límites, necesidad de no ser atrapado ni de atrapar a otros; sensación de pérdida de referencias de seguridad.</text:p>
      <text:h text:style-name="P27" text:outline-level="4"><text:bookmark-start text:name="resumen-del-conflicto-emocional"/><text:bookmark-start text:name="__RefHeading___Toc1494_1011530066"/><text:soft-page-break/>Resumen del conflicto emocional<text:bookmark-end text:name="resumen-del-conflicto-emocional"/><text:bookmark-end text:name="__RefHeading___Toc1494_1011530066"/></text:h>
      <text:list text:style-name="L6">
        <text:list-item>
          <text:p text:style-name="P28"><text:span text:style-name="T2">Hiperhidrosis palmar</text:span> → conflicto con figuras de autoridad (padre, trabajo) y deseo de “escapar” de una situación percibida como una trampa.<text:line-break/></text:p>
        </text:list-item>
        <text:list-item>
          <text:p text:style-name="P28"><text:span text:style-name="T2">Hiperhidrosis plantar</text:span> → conflicto similar pero vinculado a la madre.<text:line-break/></text:p>
        </text:list-item>
        <text:list-item>
          <text:p text:style-name="P28"><text:span text:style-name="T2">Sudoración general</text:span> → conflicto más profundo de vulnerabilidad, invasión de límites y necesidad de “limpiar” situaciones emocionales dolorosas.</text:p>
        </text:list-item>
      </text:list>
      <text:h text:style-name="P25" text:outline-level="3"><text:bookmark-start text:name="escoliosis-lumbar"/><text:bookmark-start text:name="__RefHeading___Toc1496_1011530066"/>3.2 Escoliosis lumbar<text:bookmark-end text:name="escoliosis-lumbar"/><text:bookmark-end text:name="__RefHeading___Toc1496_1011530066"/></text:h>
      <text:p text:style-name="P24"><text:span text:style-name="T2">ESCOLIOSIS</text:span> – Desviación lateral de la columna vertebral en forma de S o C.<text:line-break/>- <text:span text:style-name="T3">Técnico</text:span>: 3ª Etapa Embrionaria. Conflicto de desvalorización en relación a colaterales.<text:line-break/>- <text:span text:style-name="T3">Sentido biológico</text:span>: Compensación de pesos laterales para mejorar el soporte ante cargas laterales excesivas.<text:line-break/>- <text:span text:style-name="T3">Conflicto</text:span>: Sentimiento de desvalorización respecto a hermanos, primos, amigos o parejas (colaterales); sentirse dejado de lado o apartado; carga pesada con culpabilidad hacia la figura pilar (padre, abuelo); necesidad de esquivar un golpe lateral o evitar algo lateral.</text:p>
      <text:h text:style-name="P27" text:outline-level="4"><text:bookmark-start text:name="resumen-del-conflicto-emocional-1"/><text:bookmark-start text:name="__RefHeading___Toc1498_1011530066"/>Resumen del conflicto emocional<text:bookmark-end text:name="resumen-del-conflicto-emocional-1"/><text:bookmark-end text:name="__RefHeading___Toc1498_1011530066"/></text:h>
      <text:list text:style-name="L7">
        <text:list-item>
          <text:p text:style-name="P29">Sentimiento de <text:span text:style-name="T2">desvalorización</text:span> frente a personas cercanas (hermanos, pareja, amigos).<text:line-break/></text:p>
        </text:list-item>
        <text:list-item>
          <text:p text:style-name="P29">Sensación de <text:span text:style-name="T2">carga</text:span> o <text:span text:style-name="T2">culpabilidad</text:span> que obliga al cuerpo a “inclinarse” para sobrellevarla.</text:p>
        </text:list-item>
      </text:list>
      <text:h text:style-name="P25" text:outline-level="3"><text:bookmark-start text:name="ansiedad-y-ataques-de-pánico"/><text:bookmark-start text:name="__RefHeading___Toc1500_1011530066"/>3.3 Ansiedad y ataques de pánico<text:bookmark-end text:name="ansiedad-y-ataques-de-pánico"/><text:bookmark-end text:name="__RefHeading___Toc1500_1011530066"/></text:h>
      <text:p text:style-name="P24"><text:span text:style-name="T2">ANSIEDAD</text:span> – Temor ante un peligro real o imaginado; activación continua del sistema simpático.<text:line-break/>- <text:span text:style-name="T3">Técnico</text:span>: 4ª Etapa Embrionaria. Conflicto de desvalorización, limitación, impotencia e incapacidad para afrontar algo.<text:line-break/>- <text:span text:style-name="T3">Sentido biológico</text:span>: El sistema simpático se dispara para esquivar un peligro; la ansiedad es la respuesta a un peligro inconsciente que no se percibe claramente.<text:line-break/>- <text:span text:style-name="T3">Conflicto</text:span>: Desvalorización, limitación, impotencia, incapacidad para afrontar; la ansiedad oculta un conflicto más profundo no expresado que debe ser identificado.</text:p>
      <text:h text:style-name="P27" text:outline-level="4"><text:bookmark-start text:name="resumen-del-conflicto-emocional-2"/><text:bookmark-start text:name="__RefHeading___Toc1502_1011530066"/>Resumen del conflicto emocional<text:bookmark-end text:name="resumen-del-conflicto-emocional-2"/><text:bookmark-end text:name="__RefHeading___Toc1502_1011530066"/></text:h>
      <text:list text:style-name="L8">
        <text:list-item>
          <text:p text:style-name="P30"><text:span text:style-name="T2">Desvalorización</text:span> y <text:span text:style-name="T2">sentimiento de impotencia</text:span> frente a situaciones que el individuo percibe como incontrolables o amenazantes.<text:line-break/></text:p>
        </text:list-item>
        <text:list-item>
          <text:p text:style-name="P30">La ansiedad actúa como una señal de que el cuerpo está “preparado para huir” ante un peligro que, en realidad, está en el plano emocional.</text:p>
        </text:list-item>
      </text:list>
      <text:p text:style-name="P22"/>
      <text:h text:style-name="P23" text:outline-level="2"><text:bookmark-start text:name="referencias-cruzadas-temas-que-podrías-explorar"/><text:bookmark-start text:name="__RefHeading___Toc1504_1011530066"/><text:soft-page-break/>4. Referencias cruzadas (temas que podrías explorar)<text:bookmark-end text:name="referencias-cruzadas-temas-que-podrías-explorar"/><text:bookmark-end text:name="__RefHeading___Toc1504_1011530066"/></text:h>
      <text:list text:style-name="L9">
        <text:list-item>
          <text:p text:style-name="P31"><text:span text:style-name="T2">Conflicto de la carpa</text:span> (escapar de una trampa).<text:line-break/></text:p>
        </text:list-item>
        <text:list-item>
          <text:p text:style-name="P31"><text:span text:style-name="T2">Desvalorización</text:span> (en distintas etapas embrionarias).<text:line-break/></text:p>
        </text:list-item>
        <text:list-item>
          <text:p text:style-name="P31"><text:span text:style-name="T2">Incoherencia pensamiento‑acción</text:span> (relacionada con el trabajo manual).<text:line-break/></text:p>
        </text:list-item>
        <text:list-item>
          <text:p text:style-name="P31"><text:span text:style-name="T2">Vínculos parentales</text:span> (padre y madre) y su impacto en hiperhidrosis.<text:line-break/></text:p>
        </text:list-item>
        <text:list-item>
          <text:p text:style-name="P31"><text:span text:style-name="T2">Etapas embrionarias</text:span> y su correspondencia con órganos/símbolos corporales.</text:p>
        </text:list-item>
      </text:list>
      <text:p text:style-name="P22"/>
      <text:h text:style-name="P23" text:outline-level="2"><text:bookmark-start text:name="interpretación-integradora"/><text:bookmark-start text:name="__RefHeading___Toc1506_1011530066"/>5. Interpretación integradora<text:bookmark-end text:name="interpretación-integradora"/><text:bookmark-end text:name="__RefHeading___Toc1506_1011530066"/></text:h>
      <text:p text:style-name="P21">La biodescodificación sugiere que tus síntomas comparten <text:span text:style-name="T2">un hilo conductor de desvalorización y conflicto de </text:span>“<text:span text:style-name="T2">trampa</text:span>”:</text:p>
      <text:list text:style-name="L10">
        <text:list-item>
          <text:p text:style-name="P32"><text:span text:style-name="T2">Dolor en los pulgares</text:span> refleja la falta de reconocimiento de tu valor profesional y la incongruencia entre lo que deseas (trabajar como masajista) y lo que sientes que puedes hacer.<text:line-break/></text:p>
        </text:list-item>
        <text:list-item>
          <text:p text:style-name="P32"><text:span text:style-name="T2">Hiperhidrosis</text:span> indica un intento de “limpiar” o “escapar” de situaciones que percibes como opresivas, vinculadas a relaciones con tus padres y al entorno laboral.<text:line-break/></text:p>
        </text:list-item>
        <text:list-item>
          <text:p text:style-name="P32"><text:span text:style-name="T2">Escoliosis lumbar</text:span> muestra una compensación física ante la sensación de estar “desviado” o marginado dentro del círculo familiar o social.<text:line-break/></text:p>
        </text:list-item>
        <text:list-item>
          <text:p text:style-name="P32"><text:span text:style-name="T2">Ansiedad y ataques de pánico</text:span> aparecen como la respuesta de alerta constante del organismo ante una amenaza emocional no reconocida, relacionada con la misma desvalorización y con la sensación de no poder actuar coherentemente.</text:p>
        </text:list-item>
      </text:list>
      <text:p text:style-name="P21">En conjunto, el cuerpo estaría expresando, a través de distintas áreas, la necesidad de <text:span text:style-name="T2">reconectar con tu autoestima, clarificar tus límites familiares y laborales, y liberar la tensión de sentirte atrapado</text:span>.</text:p>
      <text:p text:style-name="P22"/>
      <text:h text:style-name="P23" text:outline-level="2"><text:bookmark-start text:name="sugerencia-de-abordaje-no-sustituye-la-terapia-profesional"/><text:bookmark-start text:name="__RefHeading___Toc1508_1011530066"/>6. Sugerencia de abordaje (no sustituye la terapia profesional)<text:bookmark-end text:name="sugerencia-de-abordaje-no-sustituye-la-terapia-profesional"/><text:bookmark-end text:name="__RefHeading___Toc1508_1011530066"/></text:h>
      <text:list text:style-name="L11">
        <text:list-item>
          <text:p text:style-name="P33"><text:span text:style-name="T2">Trabajo con un terapeuta de biodescodificación</text:span>: explorar el origen de los conflictos de desvalorización, incoherencia pensamiento‑acción y la “trampa” (carpa).<text:line-break/></text:p>
        </text:list-item>
        <text:list-item>
          <text:p text:style-name="P33"><text:span text:style-name="T2">Ejercicios de puesta en valor personal</text:span>: prácticas de afirmación, visualizaciones donde “sueltes” la trampa y reconozcas tu capacidad para decidir y actuar.<text:line-break/></text:p>
        </text:list-item>
        <text:list-item>
          <text:p text:style-name="P33"><text:span text:style-name="T2">Técnicas de regulación del sistema nervioso</text:span>: respiración diafragmática, mindfulness o yoga para disminuir la activación simpática que alimenta la ansiedad y la sudoración.<text:line-break/></text:p>
        </text:list-item>
        <text:list-item>
          <text:p text:style-name="P33"><text:soft-page-break/><text:span text:style-name="T2">Fisioterapia o terapia ocupacional</text:span> para el dolor del pulgar, enfocada en la reconexión consciente entre la intención y el movimiento de la mano.<text:line-break/></text:p>
        </text:list-item>
        <text:list-item>
          <text:p text:style-name="P33"><text:span text:style-name="T2">Apoyo médico</text:span>: evaluación ortopédica de la escoliosis y control de la hiperhidrosis (examen de causas médicas y posibles tratamientos tópicos o sistémicos).</text:p>
        </text:list-item>
      </text:list>
      <text:p text:style-name="P21">Recuerda que <text:span text:style-name="T2">cualquier intervención debe ser supervisada por profesionales de la salud</text:span> (médico, fisioterapeuta, psicólogo/terapeuta) antes de iniciar cualquier proceso.</text:p>
      <text:p text:style-name="P22"/>
      <text:h text:style-name="P23" text:outline-level="2"><text:bookmark-start text:name="aviso-de-responsabilidad"/><text:bookmark-start text:name="__RefHeading___Toc1510_1011530066"/>7. Aviso de responsabilidad<text:bookmark-end text:name="aviso-de-responsabilidad"/><text:bookmark-end text:name="__RefHeading___Toc1510_1011530066"/></text:h>
      <text:p text:style-name="P34"><text:span text:style-name="T2">Esta información se basa en la teoría de la biodescodificación y no constituye diagnóstico ni tratamiento médico.</text:span> No sustituye la valoración y el seguimiento por profesionales de la salud. Si presentas dolor intenso, sudoración excesiva, problemas de postura o episodios de ansiedad que interfieran con tu vida diaria, consulta a un médico y a un terapeuta cualificado para una atención integral.</text:p>
      <text:h text:style-name="P6" text:outline-level="1"><text:bookmark-start text:name="__RefHeading___Toc1512_1011530066"/>Sentido biológico de las alergias<text:bookmark-end text:name="__RefHeading___Toc1512_1011530066"/></text:h>
      <text:p text:style-name="Text_20_body"/>
      <text:p text:style-name="P35"><text:span text:style-name="T2">1. Resumen breve de la consulta</text:span><text:line-break/>El usuario pregunta por el <text:span text:style-name="T2">sentido biológico de las alergias</text:span>. No menciona un alérgeno concreto ni emociones específicas, por lo que nos centramos en la explicación general que ofrece el diccionario de biodescodificación.</text:p>
      <text:p text:style-name="P36"/>
      <text:h text:style-name="P37" text:outline-level="2"><text:bookmark-start text:name="explicación-principal-entrada-más-relevante"/><text:bookmark-start text:name="__RefHeading___Toc1514_1011530066"/>2. Explicación principal (entrada más relevante)<text:bookmark-end text:name="explicación-principal-entrada-más-relevante"/><text:bookmark-end text:name="__RefHeading___Toc1514_1011530066"/></text:h>
      <text:p text:style-name="P38"><text:span text:style-name="T2">ALERGIA (en general)</text:span><text:line-break/>- <text:span text:style-name="T2">Definición:</text:span> La alergia es una respuesta exagerada del sistema defensivo a sustancias normalmente inocuas para la mayoría de la gente.<text:line-break/>- <text:span text:style-name="T2">Técnico:</text:span> Conflicto de protección exagerada contra un invasor (alérgeno). Conflicto de separación.<text:line-break/>- <text:span text:style-name="T2">Sentido biológico:</text:span> La reacción protege al organismo contra un agente invasivo que ha sido tomado como nocivo. Esta “protección” puede originarse por una experiencia previa (alergia coyuntural) o por un programa transgeneracional o de proyecto sentido muy fuerte (alergia estructural).<text:line-break/>- <text:span text:style-name="T2">Conflicto:</text:span> En la fase silenciosa (coyuntural) el cuerpo supera el límite superior tolerable y etiqueta el entorno como “malo”. Cuando se vuelve a encontrar con una situación similar (fase ruidosa) el organismo reacciona contra el alérgeno identificado como malo. En el 10 % de casos estructurales, el conflicto se halla en la madre (proyecto sentido) o en una herencia transgeneracional.</text:p>
      <text:h text:style-name="P39" text:outline-level="3"><text:bookmark-start text:name="definición-resumida Copy 1"/><text:bookmark-start text:name="__RefHeading___Toc1516_1011530066"/>• Definición resumida<text:bookmark-end text:name="definición-resumida Copy 1"/><text:bookmark-end text:name="__RefHeading___Toc1516_1011530066"/></text:h>
      <text:p text:style-name="P40">Una alergia es una <text:span text:style-name="T2">hiper‑reactividad</text:span> del sistema inmune frente a una sustancia que, para la mayoría, es inocua.</text:p>
      <text:h text:style-name="P39" text:outline-level="3"><text:bookmark-start text:name="explicación-técnica-en-lenguaje-sencillo Copy 1"/><text:bookmark-start text:name="__RefHeading___Toc1518_1011530066"/>• Explicación técnica en lenguaje sencillo<text:bookmark-end text:name="explicación-técnica-en-lenguaje-sencillo Copy 1"/><text:bookmark-end text:name="__RefHeading___Toc1518_1011530066"/></text:h>
      <text:p text:style-name="P40">Según la biodescodificación, el cuerpo interpreta ese estímulo como un <text:span text:style-name="T2">invasor</text:span> y lanza una defensa exagerada. Ese “conflicto de protección” surge cuando, en algún nivel (personal, familiar o transgeneracional), sentimos que algo necesita ser <text:span text:style-name="T2">separado o rechazado</text:span>.</text:p>
      <text:h text:style-name="P39" text:outline-level="3"><text:bookmark-start text:name="sentido-biológico Copy 1"/><text:bookmark-start text:name="__RefHeading___Toc1520_1011530066"/>• Sentido biológico<text:bookmark-end text:name="sentido-biológico Copy 1"/><text:bookmark-end text:name="__RefHeading___Toc1520_1011530066"/></text:h>
      <text:p text:style-name="P40">La reacción alérgica funciona como un <text:span text:style-name="T2">escudo</text:span> que intenta mantener fuera del organismo aquello que el subconsciente ha catalogado como peligroso. La “exageración” indica que el límite de tolerancia se ha sobrepasado, ya sea por una experiencia puntual o por un patrón heredado.</text:p>
      <text:h text:style-name="P39" text:outline-level="3"><text:bookmark-start text:name="conflicto-emocional-esencial Copy 1"/><text:bookmark-start text:name="__RefHeading___Toc1522_1011530066"/>• Conflicto emocional esencial<text:bookmark-end text:name="conflicto-emocional-esencial Copy 1"/><text:bookmark-end text:name="__RefHeading___Toc1522_1011530066"/></text:h>
      <text:list text:style-name="L12">
        <text:list-item>
          <text:p text:style-name="P41"><text:span text:style-name="T2">Protección exagerada</text:span>: miedo a ser invadido o a perder la autonomía.<text:line-break/></text:p>
        </text:list-item>
        <text:list-item>
          <text:p text:style-name="P41"><text:soft-page-break/><text:span text:style-name="T2">Separación</text:span>: necesidad de distanciarse de una figura, situación o recuerdo asociado al alérgeno.<text:line-break/></text:p>
        </text:list-item>
        <text:list-item>
          <text:p text:style-name="P41">En los casos estructurales, el conflicto puede estar <text:span text:style-name="T2">raíz en la madre</text:span> (proyecto sentido) o en una herencia familiar que marca alérgenos concretos como “amenazas”.</text:p>
        </text:list-item>
      </text:list>
      <text:p text:style-name="P36"/>
      <text:h text:style-name="P37" text:outline-level="2"><text:bookmark-start text:name="otros-matices-relacionados-ejemplos-del-diccionario"/><text:bookmark-start text:name="__RefHeading___Toc1524_1011530066"/>3. Otros matices relacionados (ejemplos del diccionario)<text:bookmark-end text:name="otros-matices-relacionados-ejemplos-del-diccionario"/><text:bookmark-end text:name="__RefHeading___Toc1524_1011530066"/></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2">Alérgeno</text:p>
            </table:table-cell>
            <table:table-cell table:style-name="Table2.A1" office:value-type="string">
              <text:p text:style-name="P42">Sentido biológico asociado</text:p>
            </table:table-cell>
            <table:table-cell table:style-name="Table2.A1" office:value-type="string">
              <text:p text:style-name="P42">Posible conflicto simbólico</text:p>
            </table:table-cell>
          </table:table-row>
        </table:table-header-rows>
        <table:table-row>
          <table:table-cell table:style-name="Table2.A1" office:value-type="string">
            <text:p text:style-name="P43">Leche</text:p>
          </table:table-cell>
          <table:table-cell table:style-name="Table2.A1" office:value-type="string">
            <text:p text:style-name="P44">La leche simboliza “mamá”.</text:p>
          </table:table-cell>
          <table:table-cell table:style-name="Table2.A1" office:value-type="string">
            <text:p text:style-name="P44">Conflicto de separación o de función materna, a veces ligado a una experiencia de lactancia difícil o a una herencia transgeneracional.</text:p>
          </table:table-cell>
        </table:table-row>
        <table:table-row>
          <table:table-cell table:style-name="Table2.A1" office:value-type="string">
            <text:p text:style-name="P43">Pintura y disolventes</text:p>
          </table:table-cell>
          <table:table-cell table:style-name="Table2.A1" office:value-type="string">
            <text:p text:style-name="P44">Protección contra sustancias percibidas como tóxicas.</text:p>
          </table:table-cell>
          <table:table-cell table:style-name="Table2.A1" office:value-type="string">
            <text:p text:style-name="P44">Experiencia previa de exposición a vapores nocivos o programación familiar que asocia la toxicidad con amenaza.</text:p>
          </table:table-cell>
        </table:table-row>
        <table:table-row>
          <table:table-cell table:style-name="Table2.A1" office:value-type="string">
            <text:p text:style-name="P43">Animales</text:p>
          </table:table-cell>
          <table:table-cell table:style-name="Table2.A1" office:value-type="string">
            <text:p text:style-name="P44">Cada animal lleva su propio simbolismo; la reacción indica una <text:span text:style-name="T2">protección exagerada</text:span> frente al “invasor” animal.</text:p>
          </table:table-cell>
          <table:table-cell table:style-name="Table2.A1" office:value-type="string">
            <text:p text:style-name="P44">Miedo a lo desconocido, a la agresividad percibida o a una relación conflictiva con el tipo de animal.</text:p>
          </table:table-cell>
        </table:table-row>
        <table:table-row>
          <table:table-cell table:style-name="Table2.A1" office:value-type="string">
            <text:p text:style-name="P43">Antibióticos</text:p>
          </table:table-cell>
          <table:table-cell table:style-name="Table2.A1" office:value-type="string">
            <text:p text:style-name="P44">“Anti‑biótico” (contra la vida) sugiere un conflicto de miedo a <text:span text:style-name="T2">ir contra la propia vida</text:span>.</text:p>
          </table:table-cell>
          <table:table-cell table:style-name="Table2.A1" office:value-type="string">
            <text:p text:style-name="P44">Resistencia a aceptar curas o intervenciones que percibimos como destructivas para nuestro “yo”.</text:p>
          </table:table-cell>
        </table:table-row>
      </table:table>
      <text:p text:style-name="P40">Estos ejemplos ilustran cómo diferentes alérgenos pueden estar vinculados a <text:span text:style-name="T2">conflictos emocionales específicos</text:span>, pero el <text:span text:style-name="T2">núcleo biológico</text:span> sigue siendo la misma: una defensa exagerada frente a lo que el inconsciente ha etiquetado como “peligro”.</text:p>
      <text:p text:style-name="P36"/>
      <text:h text:style-name="P37" text:outline-level="2"><text:bookmark-start text:name="referencias-cruzadas-temas-que-puedes-explorar"/><text:bookmark-start text:name="__RefHeading___Toc1526_1011530066"/>4. Referencias cruzadas (temas que puedes explorar)<text:bookmark-end text:name="referencias-cruzadas-temas-que-puedes-explorar"/><text:bookmark-end text:name="__RefHeading___Toc1526_1011530066"/></text:h>
      <text:list text:style-name="L13">
        <text:list-item>
          <text:p text:style-name="P45"><text:span text:style-name="T2">Conflicto de protección exagerada</text:span><text:line-break/></text:p>
        </text:list-item>
        <text:list-item>
          <text:p text:style-name="P45"><text:span text:style-name="T2">Conflicto de separación</text:span><text:line-break/></text:p>
        </text:list-item>
        <text:list-item>
          <text:p text:style-name="P45"><text:span text:style-name="T2">Alergia coyuntural vs. estructural</text:span><text:line-break/></text:p>
        </text:list-item>
        <text:list-item>
          <text:p text:style-name="P45"><text:span text:style-name="T2">Programas transgeneracionales</text:span><text:line-break/></text:p>
        </text:list-item>
        <text:list-item>
          <text:p text:style-name="P46">Símbolos de los alérgenos (leche‑madre, pintura‑toxina, etc.)</text:p>
        </text:list-item>
      </text:list>
      <text:p text:style-name="P36"/>
      <text:h text:style-name="P37" text:outline-level="2"><text:bookmark-start text:name="interpretación-integradora Copy 1"/><text:bookmark-start text:name="__RefHeading___Toc1528_1011530066"/>5. Interpretación integradora<text:bookmark-end text:name="interpretación-integradora Copy 1"/><text:bookmark-end text:name="__RefHeading___Toc1528_1011530066"/></text:h>
      <text:p text:style-name="P40">En la biodescodificación, <text:span text:style-name="T2">todas las alergias comparten la misma lógica básica</text:span>: el organismo interpreta algo como una amenaza y levanta una muralla defensiva. Esa muralla se vuelve patológica cuando el cuerpo <text:span text:style-name="T2">exagera</text:span> la respuesta.</text:p>
      <text:list text:style-name="L14">
        <text:list-item>
          <text:p text:style-name="P47"><text:soft-page-break/>Si la alergia es <text:span text:style-name="T2">coyuntural</text:span>, suele originarse en una experiencia puntual (por ejemplo, una primera exposición desagradable a un olor fuerte).<text:line-break/></text:p>
        </text:list-item>
        <text:list-item>
          <text:p text:style-name="P47">Si es <text:span text:style-name="T2">estructural</text:span>, el conflicto está más arraigado, a menudo ligado a la <text:span text:style-name="T2">madre</text:span> o a una <text:span text:style-name="T2">herencia familiar</text:span>.</text:p>
        </text:list-item>
      </text:list>
      <text:p text:style-name="P40">Identificar qué tipo de conflicto está presente permite al paciente trabajar conscientemente sobre la <text:span text:style-name="T2">emoción subyacente</text:span> (miedo, necesidad de separación, rechazo) y, en teoría, “reprogramar” la respuesta inmunológica.</text:p>
      <text:p text:style-name="P36"/>
      <text:h text:style-name="P37" text:outline-level="2"><text:bookmark-start text:name="sugerencia-de-abordaje-no-sustituye-a-la-terapia-profesional"/><text:bookmark-start text:name="__RefHeading___Toc1530_1011530066"/>6. Sugerencia de abordaje (no sustituye a la terapia profesional)<text:bookmark-end text:name="sugerencia-de-abordaje-no-sustituye-a-la-terapia-profesional"/><text:bookmark-end text:name="__RefHeading___Toc1530_1011530066"/></text:h>
      <text:list text:style-name="L15">
        <text:list-item>
          <text:p text:style-name="P48"><text:span text:style-name="T2">Consulta con un terapeuta especializado en biodescodificación o bioneuroemoción</text:span> para explorar el origen del conflicto (¿es una reacción a una figura materna? ¿hay una experiencia traumática previa con el alérgeno?).<text:line-break/></text:p>
        </text:list-item>
        <text:list-item>
          <text:p text:style-name="P48"><text:span text:style-name="T2">Trabajo de conciencia emocional</text:span>: técnicas de visualización donde el alérgeno se transforma de “invasor” a “aliado” o se integra en la historia personal sin amenaza.<text:line-break/></text:p>
        </text:list-item>
        <text:list-item>
          <text:p text:style-name="P48"><text:span text:style-name="T2">Ejercicios de regulación del sistema nervioso</text:span> (respiración diafragmática, mindfulness) para disminuir la hiper‑activación del sistema inmune.<text:line-break/></text:p>
        </text:list-item>
        <text:list-item>
          <text:p text:style-name="P48"><text:span text:style-name="T2">Apoyo médico</text:span>: si la alergia es severa (anafilaxia, asma, dermatitis), es fundamental mantener la monitorización y el tratamiento convencional (antihistamínicos, inhaladores, etc.).<text:line-break/></text:p>
        </text:list-item>
        <text:list-item>
          <text:p text:style-name="P48"><text:span text:style-name="T2">Exploración de linajes familiares</text:span> (constelaciones familiares) si se sospecha de un componente transgeneracional.</text:p>
        </text:list-item>
      </text:list>
      <text:p text:style-name="P36"/>
      <text:h text:style-name="P37" text:outline-level="2"><text:bookmark-start text:name="aviso-de-responsabilidad Copy 1"/><text:bookmark-start text:name="__RefHeading___Toc1532_1011530066"/>7. Aviso de responsabilidad<text:bookmark-end text:name="aviso-de-responsabilidad Copy 1"/><text:bookmark-end text:name="__RefHeading___Toc1532_1011530066"/></text:h>
      <text:p text:style-name="P38"><text:span text:style-name="T2">Esta información proviene de la teoría de la biodescodificación y no constituye diagnóstico ni tratamiento médico.</text:span> No sustituye la valoración de un profesional de la salud. Si padeces alergias que afectan tu calidad de vida o ponen en riesgo tu salud, consulta a un médico y a un terapeuta cualificado antes de iniciar cualquier proceso de “descodificación”.</text:p>
      <text:h text:style-name="P6" text:outline-level="1"><text:bookmark-start text:name="__RefHeading___Toc1534_1011530066"/>Eccema o picor en las pantorrillas, que luego desaparece y se traslada al dorso de la mano<text:bookmark-end text:name="__RefHeading___Toc1534_1011530066"/></text:h>
      <text:p text:style-name="Text_20_body"/>
      <text:p text:style-name="P49"><text:span text:style-name="T2">1. Breve resumen del síntoma que describes</text:span><text:line-break/>- Aparece <text:span text:style-name="T2">eccema o picor</text:span> en la <text:span text:style-name="T2">pantorrilla</text:span> y, tras desaparecer allí, vuelve a manifestarse en el <text:span text:style-name="T2">dorso de la mano</text:span>.</text:p>
      <text:p text:style-name="P49">A continuación se analizan, con la información del diccionario de biodescodificación, cada zona afectada y el conflicto emocional que podría estar detrás.</text:p>
      <text:p text:style-name="P50"/>
      <text:h text:style-name="P51" text:outline-level="2"><text:bookmark-start text:name="explicación-principal-según-biodescodificación"/><text:bookmark-start text:name="__RefHeading___Toc1536_1011530066"/>2. Explicación principal según biodescodificación<text:bookmark-end text:name="explicación-principal-según-biodescodificación"/><text:bookmark-end text:name="__RefHeading___Toc1536_1011530066"/></text:h>
      <text:p text:style-name="P52"><text:span text:style-name="T2">ECCEMA en la PIEL</text:span><text:line-break/>- <text:span text:style-name="T2">Definición</text:span>: Inflamación aguda o crónica de la dermis que produce ardor, picor y enrojecimiento.<text:line-break/>- <text:span text:style-name="T2">Técnico</text:span>: 4ª Etapa Embrionaria. <text:span text:style-name="T3">Vagotonía</text:span>: fase de reparación de un conflicto de <text:span text:style-name="T2">separación</text:span>.<text:line-break/>- <text:span text:style-name="T2">Sentido biológico</text:span>: La inflamación busca reparar el tejido epidérmico tras una ulceración provocada por el conflicto activo; aumenta la superficie de contacto para <text:span text:style-name="T2">reducir la sensibilidad</text:span> y permitir que el organismo “sienta” el contacto necesario para su estructuración.<text:line-break/>- <text:span text:style-name="T2">Conflicto</text:span>: <text:span text:style-name="T2">Conflicto de separación</text:span> (de una persona, animal u objeto) que genera miedo a quedarse solo. La zona afectada indica el área del cuerpo que simboliza la separación:<text:line-break/>- <text:span text:style-name="T2">Pantorrilla</text:span>: relacionada con conflicto de <text:span text:style-name="T2">impulso/impotencia</text:span> (ver entrada “PANTORRILLA”).<text:line-break/>- <text:span text:style-name="T2">Dorso de la mano</text:span>: asociado a <text:span text:style-name="T2">conflicto de rechazo</text:span> y a gestos que no se han logrado realizar.</text:p>
      <text:h text:style-name="P53" text:outline-level="3"><text:bookmark-start text:name="definición-resumida Copy 2"/><text:bookmark-start text:name="__RefHeading___Toc1538_1011530066"/>• Definición resumida<text:bookmark-end text:name="definición-resumida Copy 2"/><text:bookmark-end text:name="__RefHeading___Toc1538_1011530066"/></text:h>
      <text:p text:style-name="P54">El eccema es una inflamación de la piel que provoca picor, ardor y enrojecimiento.</text:p>
      <text:h text:style-name="P53" text:outline-level="3"><text:bookmark-start text:name="explicación-técnica-en-lenguaje-sencillo Copy 2"/><text:bookmark-start text:name="__RefHeading___Toc1540_1011530066"/>• Explicación técnica en lenguaje sencillo<text:bookmark-end text:name="explicación-técnica-en-lenguaje-sencillo Copy 2"/><text:bookmark-end text:name="__RefHeading___Toc1540_1011530066"/></text:h>
      <text:p text:style-name="P54">En la biodescodificación se ubica en la <text:span text:style-name="T2">cuarta etapa embrionaria</text:span> y se interpreta como una <text:span text:style-name="T2">vagotonía</text:span>: el cuerpo está intentando reparar un daño causado por un conflicto emocional de separación.</text:p>
      <text:h text:style-name="P53" text:outline-level="3"><text:bookmark-start text:name="sentido-biológico Copy 2"/><text:bookmark-start text:name="__RefHeading___Toc1542_1011530066"/>• Sentido biológico<text:bookmark-end text:name="sentido-biológico Copy 2"/><text:bookmark-end text:name="__RefHeading___Toc1542_1011530066"/></text:h>
      <text:p text:style-name="P54">La inflamación amplía la zona de contacto para que el organismo “sienta” mejor la falta de apoyo o la separación que está viviendo, facilitando la auto‑reparación.</text:p>
      <text:h text:style-name="P53" text:outline-level="3"><text:bookmark-start text:name="conflicto-emocional-esencial Copy 2"/><text:bookmark-start text:name="__RefHeading___Toc1544_1011530066"/>• Conflicto emocional esencial<text:bookmark-end text:name="conflicto-emocional-esencial Copy 2"/><text:bookmark-end text:name="__RefHeading___Toc1544_1011530066"/></text:h>
      <text:list text:style-name="L16">
        <text:list-item>
          <text:p text:style-name="P55"><text:span text:style-name="T2">Miedo a la separación / abandono</text:span>.<text:line-break/></text:p>
        </text:list-item>
        <text:list-item>
          <text:p text:style-name="P55"><text:soft-page-break/>En la zona de la pantorrilla se superpone un <text:span text:style-name="T2">sentimiento de impotencia o falta de impulso</text:span> para avanzar; en el dorso de la mano se refleja <text:span text:style-name="T2">rechazo o incapacidad para </text:span>“<text:span text:style-name="T2">agarrar</text:span>”<text:span text:style-name="T2"> o expresar algo</text:span>.</text:p>
        </text:list-item>
      </text:list>
      <text:p text:style-name="P50"/>
      <text:h text:style-name="P51" text:outline-level="2"><text:bookmark-start text:name="otros-matices-relacionados Copy 1"/><text:bookmark-start text:name="__RefHeading___Toc1546_1011530066"/>3. Otros matices relacionados<text:bookmark-end text:name="otros-matices-relacionados Copy 1"/><text:bookmark-end text:name="__RefHeading___Toc1546_1011530066"/></text:h>
      <text:h text:style-name="P53" text:outline-level="3"><text:bookmark-start text:name="pantorrilla"/><text:bookmark-start text:name="__RefHeading___Toc1548_1011530066"/>3.1 PANTORRILLA<text:bookmark-end text:name="pantorrilla"/><text:bookmark-end text:name="__RefHeading___Toc1548_1011530066"/></text:h>
      <text:p text:style-name="P52"><text:span text:style-name="T2">PANTORRILLA</text:span><text:line-break/>- <text:span text:style-name="T2">Definición</text:span>: Parte posterior de la pierna formada por los músculos gemelos y el sóleo.<text:line-break/>- <text:span text:style-name="T2">Técnico</text:span>: 3ª Etapa Embrionaria. Conflicto de <text:span text:style-name="T2">impotencia e impulso</text:span>.<text:line-break/>- <text:span text:style-name="T2">Sentido biológico</text:span>: Los músculos impulsan el salto o el inicio del movimiento.<text:line-break/>- <text:span text:style-name="T2">Conflicto</text:span>: Falta de impulso, impotencia para avanzar, rechazo a cambiar de dirección.</text:p>
      <text:p text:style-name="P54"><text:span text:style-name="T2">Resumen del conflicto</text:span>: sensación de estar estancado, falta de energía para iniciar proyectos o “dar el salto” necesario.</text:p>
      <text:h text:style-name="P53" text:outline-level="3"><text:bookmark-start text:name="mano-dorso"/><text:bookmark-start text:name="__RefHeading___Toc1550_1011530066"/>3.2 MANO – Dorso<text:bookmark-end text:name="mano-dorso"/><text:bookmark-end text:name="__RefHeading___Toc1550_1011530066"/></text:h>
      <text:p text:style-name="P52"><text:span text:style-name="T2">MANO – Dorso</text:span><text:line-break/>- <text:span text:style-name="T2">Definición</text:span>: Parte posterior de la mano.<text:line-break/>- <text:span text:style-name="T2">Técnico</text:span>: 3ª Etapa Embrionaria. Conflicto de <text:span text:style-name="T2">padre y trabajo</text:span>, y <text:span text:style-name="T2">rechazo</text:span> en el dorso.<text:line-break/>- <text:span text:style-name="T2">Sentido biológico</text:span>: Agarrar, manipular, realizar trabajo; el dorso simboliza gestos que no se han logrado o que son rechazados.<text:line-break/>- <text:span text:style-name="T2">Conflicto</text:span>: Rechazo, dificultades con la escritura o gestos, sensación de que la mano “no sirve” para lo que se necesita.</text:p>
      <text:p text:style-name="P54"><text:span text:style-name="T2">Resumen del conflicto</text:span>: sensación de que tus capacidades manuales o de acción están bloqueadas o no son aceptadas.</text:p>
      <text:p text:style-name="P50"/>
      <text:h text:style-name="P51" text:outline-level="2"><text:bookmark-start text:name="referencias-cruzadas-para-seguir-investigando"/><text:bookmark-start text:name="__RefHeading___Toc1552_1011530066"/>4. Referencias cruzadas para seguir investigando<text:bookmark-end text:name="referencias-cruzadas-para-seguir-investigando"/><text:bookmark-end text:name="__RefHeading___Toc1552_1011530066"/></text:h>
      <text:list text:style-name="L17">
        <text:list-item>
          <text:p text:style-name="P56"><text:span text:style-name="T2">Vagotonía y conflicto de separación</text:span><text:line-break/></text:p>
        </text:list-item>
        <text:list-item>
          <text:p text:style-name="P56"><text:span text:style-name="T2">Etapas embrionarias y su relación con síntomas cutáneos</text:span><text:line-break/></text:p>
        </text:list-item>
        <text:list-item>
          <text:p text:style-name="P56"><text:span text:style-name="T2">Símbolos de la pantorrilla (impulso/impotencia)</text:span><text:line-break/></text:p>
        </text:list-item>
        <text:list-item>
          <text:p text:style-name="P57">Símbolos del dorso de la mano (rechazo, trabajo, padre)</text:p>
        </text:list-item>
      </text:list>
      <text:p text:style-name="P50"/>
      <text:h text:style-name="P51" text:outline-level="2"><text:bookmark-start text:name="interpretación-integradora Copy 2"/><text:bookmark-start text:name="__RefHeading___Toc1554_1011530066"/>5. Interpretación integradora<text:bookmark-end text:name="interpretación-integradora Copy 2"/><text:bookmark-end text:name="__RefHeading___Toc1554_1011530066"/></text:h>
      <text:p text:style-name="P54">El <text:span text:style-name="T2">eccema que aparece primero en la pantorrilla</text:span> indica un <text:span text:style-name="T2">conflicto de separación</text:span> acompañado de <text:span text:style-name="T2">impotencia o falta de impulso</text:span>: sientes que te falta apoyo externo para avanzar y temes quedarte solo.</text:p>
      <text:p text:style-name="P49"><text:soft-page-break/>Cuando ese conflicto no se resuelve, la energía emocional “migrada” se traslada al <text:span text:style-name="T2">dorso de la mano</text:span>, zona que en la biodescodificación simboliza <text:span text:style-name="T2">rechazo y dificultad para ejercer el control o la acción</text:span> (agarrar, escribir, trabajar). Así, el picor que “viaja” refleja la manera en que tu cuerpo trata de llamar la atención sobre dos áreas emocionales:<text:line-break/>1. <text:span text:style-name="T2">Necesidad de apoyo y miedo a la soledad</text:span> (pantorrilla).<text:line-break/>2. <text:span text:style-name="T2">Bloqueo en la expresión o en el desempeño de tareas manuales/ laborales</text:span> (dorso de la mano).</text:p>
      <text:p text:style-name="P49">Abordar ambos conflictos (separación + impulso/rechazo) permitiría que la inflamación cutánea pierda su “función de señal” y desaparezca.</text:p>
      <text:p text:style-name="P50"/>
      <text:h text:style-name="P51" text:outline-level="2"><text:bookmark-start text:name="sugerencia-de-posible-tratamiento-biodescodificador-no-sustituye-la-atención-médica"/><text:bookmark-start text:name="__RefHeading___Toc1556_1011530066"/>6. Sugerencia de posible tratamiento biodescodificador (no sustituye la atención médica)<text:bookmark-end text:name="sugerencia-de-posible-tratamiento-biodescodificador-no-sustituye-la-atención-médica"/><text:bookmark-end text:name="__RefHeading___Toc1556_1011530066"/></text:h>
      <text:list xml:id="list2643458559" text:style-name="L18">
        <text:list-item>
          <text:p text:style-name="P58"><text:span text:style-name="T2">Sesión con un terapeuta de biodescodificación</text:span> para identificar la situación concreta que genera el miedo a la separación (pérdida de una relación, duelo, cambio de entorno, etc.) y el rechazo asociado al trabajo o a la expresión manual.<text:line-break/></text:p>
        </text:list-item>
        <text:list-item>
          <text:p text:style-name="P58"><text:span text:style-name="T2">Ejercicios de toma de consciencia</text:span>:</text:p>
        </text:list-item>
      </text:list>
      <text:list text:style-name="L19">
        <text:list-item>
          <text:list>
            <text:list-item>
              <text:p text:style-name="P59">Visualiza un lugar seguro donde sientas apoyo incondicional; “ancla” esa sensación en la pantorrilla.<text:line-break/></text:p>
            </text:list-item>
            <text:list-item>
              <text:p text:style-name="P59">Imagina tus manos realizando con éxito la tarea que sientes rechazada (escritura, tocar un objeto) y siente el alivio en el dorso de la mano.<text:line-break/></text:p>
            </text:list-item>
          </text:list>
        </text:list-item>
      </text:list>
      <text:list text:continue-list="list2643458559" text:style-name="L18">
        <text:list-item>
          <text:p text:style-name="P58"><text:span text:style-name="T2">Técnicas de regulación del estrés</text:span> (respiración diafragmática, mindfulness) para disminuir la actividad vagotonía que mantiene la inflamación.<text:line-break/></text:p>
        </text:list-item>
        <text:list-item>
          <text:p text:style-name="P58"><text:span text:style-name="T2">Control médico convencional</text:span>: si el eccema es intenso o infectado, es importante seguir el tratamiento dermatológico (cremas hidratantes, anti‑inflamatorios, etc.) mientras trabajas el aspecto emocional.</text:p>
        </text:list-item>
      </text:list>
      <text:p text:style-name="P50"/>
      <text:h text:style-name="P51" text:outline-level="2"><text:bookmark-start text:name="aviso-de-responsabilidad Copy 2"/><text:bookmark-start text:name="__RefHeading___Toc1558_1011530066"/>7. Aviso de responsabilidad<text:bookmark-end text:name="aviso-de-responsabilidad Copy 2"/><text:bookmark-end text:name="__RefHeading___Toc1558_1011530066"/></text:h>
      <text:p text:style-name="P52"><text:span text:style-name="T2">Esta información se basa en la teoría de la biodescodificación y NO constituye diagnóstico ni tratamiento médico.</text:span> No sustituye la valoración por un profesional de la salud. Si el eccema o el picor son intensos, recurrentes o se acompañan de otros síntomas, consulta a tu médico y a un terapeuta cualificado antes de iniciar cualquier proceso de “descodificación”.</text:p>
      <text:h text:style-name="P6" text:outline-level="1"><text:bookmark-start text:name="__RefHeading___Toc1560_1011530066"/>Dolor en la cadera que sube y baja de forma indistinta hacia el brazo derecho y dedo meñique o hacia la rodilla y dedos de los pies<text:bookmark-end text:name="__RefHeading___Toc1560_1011530066"/></text:h>
      <text:p text:style-name="Text_20_body"/>
      <text:p text:style-name="P60"><text:span text:style-name="T2">1. Breve resumen del síntoma</text:span><text:line-break/>El dolor comienza en la <text:span text:style-name="T2">cadera</text:span> y se “desliza” de forma intermitente hacia el <text:span text:style-name="T2">brazo derecho</text:span>, el <text:span text:style-name="T2">dedo meñique</text:span>, la <text:span text:style-name="T2">rodilla</text:span> y los <text:span text:style-name="T2">dedos de los pies</text:span>.</text:p>
      <text:p text:style-name="P60">A continuación se analizan, paso a paso, cada zona afectada con la información disponible en el diccionario de biodescodificación.</text:p>
      <text:p text:style-name="P61"/>
      <text:h text:style-name="P62" text:outline-level="2"><text:bookmark-start text:name="explicación-principal-según-biodescodificación Copy 1"/><text:bookmark-start text:name="__RefHeading___Toc1562_1011530066"/>3. Explicación principal según biodescodificación<text:bookmark-end text:name="explicación-principal-según-biodescodificación Copy 1"/><text:bookmark-end text:name="__RefHeading___Toc1562_1011530066"/></text:h>
      <text:p text:style-name="P63"><text:span text:style-name="T2">CADERA, ARTICULACIÓN</text:span><text:line-break/>- <text:span text:style-name="T2">Definición:</text:span> Articulación entre el hueso coxal de la pelvis y la cabeza del fémur; une el tronco con las extremidades inferiores.<text:line-break/>- <text:span text:style-name="T2">Técnico:</text:span> 3ª Etapa Embrionaria. Cuatro conflictos principales: <text:span text:style-name="T2">opposición</text:span>, <text:span text:style-name="T2">vaso‑biliar (ira, cólera)</text:span>, <text:span text:style-name="T2">incesto simbólico</text:span> y <text:span text:style-name="T2">secreto familiar</text:span>.<text:line-break/>- <text:span text:style-name="T2">Sentido biológico:</text:span> Permite el transporte equilibrado del cuerpo y su avance. Cuando la cadera se “detiene” es la primera articulación que cede en un enfrentamiento frontal (p. ej. lucha de toros o ciervos).<text:line-break/>- <text:span text:style-name="T2">Conflicto:</text:span> “Mantenerse en su posición”. En jóvenes: <text:span text:style-name="T3">«Quiero luchar y no puedo, pero sigo activo»</text:span>; en adultos mayores: <text:span text:style-name="T3">«No puedo luchar y acepto la lucha pasivamente»</text:span>. Los conflictos pueden manifestarse como oposición con otra persona, ira reprimida, recuerdos de incesto o un secreto guardado en la familia.</text:p>
      <text:h text:style-name="P64" text:outline-level="3"><text:bookmark-start text:name="resumen-rápido"/><text:bookmark-start text:name="__RefHeading___Toc1564_1011530066"/>• Resumen rápido<text:bookmark-end text:name="resumen-rápido"/><text:bookmark-end text:name="__RefHeading___Toc1564_1011530066"/></text:h>
      <text:list text:style-name="L20">
        <text:list-item>
          <text:p text:style-name="P65"><text:span text:style-name="T2">Definición:</text:span> Articulación que une pelvis y fémur.<text:line-break/></text:p>
        </text:list-item>
        <text:list-item>
          <text:p text:style-name="P65"><text:span text:style-name="T2">Técnico:</text:span> Etapa 3, conflicto de oposición/ira/incesto/secreto.<text:line-break/></text:p>
        </text:list-item>
        <text:list-item>
          <text:p text:style-name="P65"><text:span text:style-name="T2">Sentido biológico:</text:span> Motor del avance; se “bloquea” ante un enfrentamiento.<text:line-break/></text:p>
        </text:list-item>
        <text:list-item>
          <text:p text:style-name="P65"><text:span text:style-name="T2">Conflicto emocional:</text:span> Sentimiento de quedarse “atrapado” o de no poder pelear/defenderse.</text:p>
        </text:list-item>
      </text:list>
      <text:p text:style-name="P61"/>
      <text:h text:style-name="P62" text:outline-level="2"><text:bookmark-start text:name="otros-matices-relacionados Copy 2"/><text:bookmark-start text:name="__RefHeading___Toc1566_1011530066"/><text:soft-page-break/>4. Otros matices relacionados<text:bookmark-end text:name="otros-matices-relacionados Copy 2"/><text:bookmark-end text:name="__RefHeading___Toc1566_1011530066"/></text:h>
      <text:h text:style-name="P64" text:outline-level="3"><text:bookmark-start text:name="brazo-derecho"/><text:bookmark-start text:name="__RefHeading___Toc1568_1011530066"/>4.1 Brazo derecho<text:bookmark-end text:name="brazo-derecho"/><text:bookmark-end text:name="__RefHeading___Toc1568_1011530066"/></text:h>
      <text:p text:style-name="P63"><text:span text:style-name="T2">BRAZO</text:span><text:line-break/>- <text:span text:style-name="T2">Definición:</text:span> Extremo superior desde el codo hasta el hombro (el antebrazo es la porción distal).<text:line-break/>- <text:span text:style-name="T2">Técnico:</text:span> La fase depende del sitio, pero está ligado a <text:span text:style-name="T2">conflictos de trabajo y de padre</text:span>.<text:line-break/>- <text:span text:style-name="T2">Sentido biológico:</text:span> Simboliza la capacidad de <text:span text:style-name="T2">agarrar, abarcar y manipular</text:span> situaciones de la vida; es la prolongación del corazón y del “yo”.<text:line-break/>- <text:span text:style-name="T2">Conflicto:</text:span><text:line-break/>- <text:span text:style-name="T2">Trabajo / acción:</text:span> «¿Qué abarco y qué dejo pasar?».<text:line-break/>- <text:span text:style-name="T2">Brazo derecho:</text:span> Conflicto de <text:span text:style-name="T2">dejar partir a quienes se aman</text:span> (hijos, familia).<text:line-break/>- <text:span text:style-name="T2">Brazo izquierdo:</text:span> Conflicto de <text:span text:style-name="T2">protegerse de agresiones</text:span> y mantener a alguien a distancia.</text:p>
      <text:p text:style-name="P66"><text:span text:style-name="T2">Resumen</text:span> – El brazo derecho refleja una lucha entre <text:span text:style-name="T3">agarrar</text:span> y <text:span text:style-name="T3">soltar</text:span> personas o responsabilidades, especialmente relacionadas con la figura paterna o el ámbito laboral.</text:p>
      <text:h text:style-name="P64" text:outline-level="3"><text:bookmark-start text:name="dedo-meñique-y-anular"/><text:bookmark-start text:name="__RefHeading___Toc1570_1011530066"/>4.2 Dedo meñique (y anular)<text:bookmark-end text:name="dedo-meñique-y-anular"/><text:bookmark-end text:name="__RefHeading___Toc1570_1011530066"/></text:h>
      <text:p text:style-name="P63"><text:span text:style-name="T2">ENFERMEDAD de DUPUYTREN</text:span> (afecta principalmente al <text:span text:style-name="T2">meñique y anular</text:span>).<text:line-break/>- <text:span text:style-name="T2">Definición:</text:span> Retracción progresiva de los dedos de la mano por la aponeurosis palmar superficial.<text:line-break/>- <text:span text:style-name="T2">Técnico:</text:span> 3ª Etapa Embrionaria. <text:span text:style-name="T2">Conflicto de impotencia en la familia</text:span> y <text:span text:style-name="T2">conflicto de soltar</text:span>.<text:line-break/>- <text:span text:style-name="T2">Sentido biológico:</text:span> Impide que <text:span text:style-name="T2">soltemos algo que ya tenemos agarrado</text:span>.<text:line-break/>- <text:span text:style-name="T2">Conflicto:</text:span> «No soltar las riendas» en relación con <text:span text:style-name="T2">trabajo, padre, alianzas o secretos familiares</text:span>; también se relaciona con la incapacidad de <text:span text:style-name="T2">mostrar las palmas abiertas</text:span> (símbolo de no llevar armas).</text:p>
      <text:p text:style-name="P66"><text:span text:style-name="T2">Resumen</text:span> – El meñique simboliza la <text:span text:style-name="T2">resistencia a dejar ir</text:span> lo que se ha agarrado; el conflicto suele estar ligado a la autoridad paterna o a un secreto familiar que no se permite liberar.</text:p>
      <text:h text:style-name="P64" text:outline-level="3"><text:bookmark-start text:name="rodilla"/><text:bookmark-start text:name="__RefHeading___Toc1572_1011530066"/>4.3 Rodilla<text:bookmark-end text:name="rodilla"/><text:bookmark-end text:name="__RefHeading___Toc1572_1011530066"/></text:h>
      <text:p text:style-name="P63"><text:span text:style-name="T2">RODILLA</text:span><text:line-break/>- <text:span text:style-name="T2">Definición:</text:span> Articulación entre fémur, tibia y peroné; incluye la rótula.<text:line-break/>- <text:span text:style-name="T2">Técnico:</text:span> 3ª Etapa Embrionaria. <text:span text:style-name="T2">Conflictos de desvalorización, orgullo herido, rigidez, obediencia y sumisión</text:span>.<text:line-break/>- <text:span text:style-name="T2">Sentido biológico:</text:span> Actúa como <text:span text:style-name="T2">amortiguador</text:span> y participa en la propulsión y en los cambios de dirección. Adoptar la posición arrodillada indica <text:span text:style-name="T2">indefensión, humillación y sumisión</text:span>.<text:line-break/>- <text:span text:style-name="T2">Conflicto:</text:span><text:line-break/>- <text:span text:style-name="T2">Desvalorización</text:span> por resultados no deseados.<text:line-break/>- <text:span text:style-name="T2">Sumisión/obediencia</text:span> a una autoridad que impone una encrucijada (p. ej. conflictos familiares o religiosos).<text:line-break/>- <text:span text:style-name="T2">Dirección:</text:span> Dificultad para decidir o cambiar de rumbo.<text:line-break/>- <text:span text:style-name="T2">Ira (conflicto de oposición)</text:span> y <text:span text:style-name="T2">rencor</text:span> en diversas sub‑zonas de la rodilla.</text:p>
      <text:p text:style-name="P66"><text:span text:style-name="T2">Resumen</text:span> – La rodilla expresa <text:span text:style-name="T2">sumisión</text:span> y <text:span text:style-name="T2">desvalorización</text:span>, como si la persona estuviera “arrodillada” ante una autoridad o una situación que la humilla.</text:p>
      <text:h text:style-name="P64" text:outline-level="3"><text:bookmark-start text:name="dedos-de-los-pies-arco-del-pie"/><text:bookmark-start text:name="__RefHeading___Toc1574_1011530066"/><text:soft-page-break/>4.4 Dedos de los pies (arco del pie)<text:bookmark-end text:name="dedos-de-los-pies-arco-del-pie"/><text:bookmark-end text:name="__RefHeading___Toc1574_1011530066"/></text:h>
      <text:p text:style-name="P63"><text:span text:style-name="T2">ARCO DEL PIE</text:span> (representa la zona plantar y, por extensión, los dedos).<text:line-break/>- <text:span text:style-name="T2">Definición:</text:span> Curva que va del talón a la zona de los metatarsos; ayuda a mantener el equilibrio.<text:line-break/>- <text:span text:style-name="T2">Técnico:</text:span> 3ª Etapa Embrionaria. <text:span text:style-name="T2">Conflicto de desvalorización</text:span> y <text:span text:style-name="T2">conflicto con la madre</text:span>.<text:line-break/>- <text:span text:style-name="T2">Sentido biológico:</text:span> Regula el <text:span text:style-name="T2">contacto con el suelo</text:span> y, simbólicamente, con la <text:span text:style-name="T2">madre‑tierra</text:span>, proporcionando sustentación y dirección.<text:line-break/>- <text:span text:style-name="T2">Conflicto:</text:span> Problemas de <text:span text:style-name="T2">desvalorización profunda</text:span> (p. ej. sensación de no valer lo suficiente) que se reflejan en una postura o deformidad del arco; también pueden indicar un <text:span text:style-name="T2">conflicto con la madre</text:span> (falta de sostén, apoyo).</text:p>
      <text:p text:style-name="P66"><text:span text:style-name="T2">Resumen</text:span> – Los dedos del pie revelan una <text:span text:style-name="T2">pérdida de apoyo y valoración</text:span> vinculada a la figura materna o a la sensación de estar sin base firme.</text:p>
      <text:p text:style-name="P61"/>
      <text:h text:style-name="P62" text:outline-level="2"><text:bookmark-start text:name="lista-de-referencias-cruzadas-para-seguir-investigando"/><text:bookmark-start text:name="__RefHeading___Toc1576_1011530066"/>5. Lista de referencias cruzadas (para seguir investigando)<text:bookmark-end text:name="lista-de-referencias-cruzadas-para-seguir-investigando"/><text:bookmark-end text:name="__RefHeading___Toc1576_1011530066"/></text:h>
      <text:list text:style-name="L21">
        <text:list-item>
          <text:p text:style-name="P67"><text:span text:style-name="T2">Conflicto de oposición / ira</text:span> (cadera).<text:line-break/></text:p>
        </text:list-item>
        <text:list-item>
          <text:p text:style-name="P67"><text:span text:style-name="T2">Conflictos de trabajo y padre</text:span> (brazo).<text:line-break/></text:p>
        </text:list-item>
        <text:list-item>
          <text:p text:style-name="P67"><text:span text:style-name="T2">Conflicto de soltar / impotencia familiar</text:span> (meñique).<text:line-break/></text:p>
        </text:list-item>
        <text:list-item>
          <text:p text:style-name="P67"><text:span text:style-name="T2">Desvalorización y sumisión</text:span> (rodilla).<text:line-break/></text:p>
        </text:list-item>
        <text:list-item>
          <text:p text:style-name="P67"><text:span text:style-name="T2">Desvalorización y conflicto materno</text:span> (pie).<text:line-break/></text:p>
        </text:list-item>
        <text:list-item>
          <text:p text:style-name="P67"><text:span text:style-name="T2">Etapas embrionarias</text:span> y su relación con síntomas musculoesqueléticos.</text:p>
        </text:list-item>
      </text:list>
      <text:p text:style-name="P61"/>
      <text:h text:style-name="P62" text:outline-level="2"><text:bookmark-start text:name="interpretación-integradora Copy 3"/><text:bookmark-start text:name="__RefHeading___Toc1578_1011530066"/>6. Interpretación integradora<text:bookmark-end text:name="interpretación-integradora Copy 3"/><text:bookmark-end text:name="__RefHeading___Toc1578_1011530066"/></text:h>
      <text:p text:style-name="P66">El patrón de dolor “sube y baja” sugiere que <text:span text:style-name="T2">una misma energía emocional viaja a través del cuerpo</text:span>, activando diferentes símbolos según la zona que alcanza:</text:p>
      <table:table table:name="Table3" table:style-name="Table3">
        <table:table-column table:style-name="Table3.A"/>
        <table:table-column table:style-name="Table3.B"/>
        <table:table-header-rows>
          <table:table-row>
            <table:table-cell table:style-name="Table3.A1" office:value-type="string">
              <text:p text:style-name="P68">Zona</text:p>
            </table:table-cell>
            <table:table-cell table:style-name="Table3.A1" office:value-type="string">
              <text:p text:style-name="P68">Mensaje simbólico que podría estar transmitiendo</text:p>
            </table:table-cell>
          </table:table-row>
        </table:table-header-rows>
        <table:table-row>
          <table:table-cell table:style-name="Table3.A1" office:value-type="string">
            <text:p text:style-name="P69">Cadera</text:p>
          </table:table-cell>
          <table:table-cell table:style-name="Table3.A1" office:value-type="string">
            <text:p text:style-name="P70"><text:span text:style-name="T3">Oposición/ira</text:span> o <text:span text:style-name="T3">secreto familiar</text:span> que impide avanzar.</text:p>
          </table:table-cell>
        </table:table-row>
        <table:table-row>
          <table:table-cell table:style-name="Table3.A1" office:value-type="string">
            <text:p text:style-name="P69">Brazo derecho</text:p>
          </table:table-cell>
          <table:table-cell table:style-name="Table3.A1" office:value-type="string">
            <text:p text:style-name="P70">Necesidad de <text:span text:style-name="T2">soltar</text:span> a personas o responsabilidades (padre, trabajo).</text:p>
          </table:table-cell>
        </table:table-row>
        <table:table-row>
          <table:table-cell table:style-name="Table3.A1" office:value-type="string">
            <text:p text:style-name="P69">Meñique</text:p>
          </table:table-cell>
          <table:table-cell table:style-name="Table3.A1" office:value-type="string">
            <text:p text:style-name="P70">Resistencia a <text:span text:style-name="T2">dejar ir</text:span> lo que se ha agarrado; conflicto con la autoridad paterna o con un secreto.</text:p>
          </table:table-cell>
        </table:table-row>
        <table:table-row>
          <table:table-cell table:style-name="Table3.A1" office:value-type="string">
            <text:p text:style-name="P69">Rodilla</text:p>
          </table:table-cell>
          <table:table-cell table:style-name="Table3.A1" office:value-type="string">
            <text:p text:style-name="P70"><text:span text:style-name="T2">Sumisión</text:span> y <text:span text:style-name="T2">desvalorización</text:span> ante una autoridad que impone una situación humillante.</text:p>
          </table:table-cell>
        </table:table-row>
        <table:table-row>
          <table:table-cell table:style-name="Table3.A1" office:value-type="string">
            <text:p text:style-name="P69">Dedos del pie</text:p>
          </table:table-cell>
          <table:table-cell table:style-name="Table3.A1" office:value-type="string">
            <text:p text:style-name="P70">Falta de <text:span text:style-name="T2">apoyo materno</text:span> y sensación de <text:span text:style-name="T2">no valer lo suficiente</text:span>, que se arraiga en la base (el suelo).</text:p>
          </table:table-cell>
        </table:table-row>
      </table:table>
      <text:p text:style-name="P66">En términos biodescodificadores, el cuerpo está señalando que <text:span text:style-name="T2">un conflicto de oposición/ira</text:span> (cadera) no resuelto se desplaza hacia la esfera del <text:span text:style-name="T3">trabajo y relaciones paternas</text:span> (brazo), luego a la <text:span text:style-name="T3">incapacidad de soltar</text:span> (meñique), sigue a la <text:span text:style-name="T3">sumisión y desvalorización</text:span> (rodilla) y termina en la <text:soft-page-break/><text:span text:style-name="T3">pérdida de apoyo materno</text:span> (pie). Cuando cada zona se “descodifica” y se liberan los sentimientos asociados, el dolor tiende a disminuir.</text:p>
      <text:p text:style-name="P61"/>
      <text:h text:style-name="P62" text:outline-level="2"><text:bookmark-start text:name="sugerencia-de-posible-tratamiento-no-sustituye-la-labor-profesional"/><text:bookmark-start text:name="__RefHeading___Toc1580_1011530066"/>7. Sugerencia de posible tratamiento (no sustituye la labor profesional)<text:bookmark-end text:name="sugerencia-de-posible-tratamiento-no-sustituye-la-labor-profesional"/><text:bookmark-end text:name="__RefHeading___Toc1580_1011530066"/></text:h>
      <text:list xml:id="list658419932" text:style-name="L22">
        <text:list-item>
          <text:p text:style-name="P71"><text:span text:style-name="T2">Consulta con un terapeuta de biodescodificación o constelaciones familiares</text:span> para:</text:p>
        </text:list-item>
      </text:list>
      <text:list text:style-name="L23">
        <text:list-item>
          <text:list>
            <text:list-item>
              <text:p text:style-name="P72">Identificar la(s) historia(s) de <text:span text:style-name="T2">oposición/ira</text:span> o <text:span text:style-name="T2">secreto</text:span> que vivas (por ejemplo, conflicto familiar no resuelto).<text:line-break/></text:p>
            </text:list-item>
            <text:list-item>
              <text:p text:style-name="P72">Explorar la relación con la <text:span text:style-name="T2">figura paterna</text:span> y la dificultad de <text:span text:style-name="T2">soltar</text:span> responsabilidades o personas.<text:line-break/></text:p>
            </text:list-item>
            <text:list-item>
              <text:p text:style-name="P72">Trabajar la <text:span text:style-name="T2">desvalorización</text:span> y la necesidad de <text:span text:style-name="T2">apoyo materno</text:span>.</text:p>
            </text:list-item>
          </text:list>
        </text:list-item>
      </text:list>
      <text:list xml:id="list111609535741520" text:continue-list="list658419932" text:style-name="L22">
        <text:list-item>
          <text:p text:style-name="P71"><text:span text:style-name="T2">Ejercicios de toma de conciencia</text:span> (pueden hacerse entre sesiones):</text:p>
        </text:list-item>
      </text:list>
      <text:list text:style-name="L24">
        <text:list-item>
          <text:list>
            <text:list-item>
              <text:p text:style-name="P73">Visualiza la cadera como una “rueda” que gira libremente cuando sueltas la ira.<text:line-break/></text:p>
            </text:list-item>
            <text:list-item>
              <text:p text:style-name="P73">En el brazo, imagina que sueltas una cuerda que te ataba a una obligación o a una persona.<text:line-break/></text:p>
            </text:list-item>
            <text:list-item>
              <text:p text:style-name="P73">En el meñique, practica abrir la mano y sentir que la energía fluye sin retenerla.<text:line-break/></text:p>
            </text:list-item>
            <text:list-item>
              <text:p text:style-name="P73">En la rodilla, ponte en posición de arrodillarte frente a una autoridad interna y reconoce el sentimiento de humillación, luego permite que la rodilla se “relaje”.<text:line-break/></text:p>
            </text:list-item>
            <text:list-item>
              <text:p text:style-name="P73">En los pies, imagina que el suelo te brinda un abrazo cálido y estable, reconociendo el apoyo de la madre/tierra.</text:p>
            </text:list-item>
          </text:list>
        </text:list-item>
      </text:list>
      <text:list text:continue-list="list111609535741520" text:style-name="L22">
        <text:list-item>
          <text:p text:style-name="P71"><text:span text:style-name="T2">Técnicas de regulación del sistema nervioso</text:span> (respiración profunda, relajación muscular progresiva) para reducir la tensión muscular que acompaña al dolor.</text:p>
        </text:list-item>
        <text:list-item>
          <text:p text:style-name="P71"><text:span text:style-name="T2">Control médico convencional</text:span>: si el dolor es intenso, limitante o está acompañado de inflamación, es fundamental acudir a un profesional de la salud (medicina ortopédica, fisioterapia, etc.) mientras se trabaja el aspecto emocional.</text:p>
        </text:list-item>
      </text:list>
      <text:p text:style-name="P61"/>
      <text:h text:style-name="P62" text:outline-level="2"><text:bookmark-start text:name="aviso-de-responsabilidad Copy 3"/><text:bookmark-start text:name="__RefHeading___Toc1582_1011530066"/>8. Aviso de responsabilidad<text:bookmark-end text:name="aviso-de-responsabilidad Copy 3"/><text:bookmark-end text:name="__RefHeading___Toc1582_1011530066"/></text:h>
      <text:p text:style-name="P63"><text:span text:style-name="T2">Esta información se basa en la teoría de la biodescodificación y NO constituye diagnóstico ni tratamiento médico.</text:span> No sustituye la valoración por un profesional de la salud. Si el dolor es fuerte, persistente o afecta tu calidad de vida, consulta a un médico y a un terapeuta cualificado antes de iniciar cualquier proceso de “descodificación”.</text:p>
      <text:p text:style-name="P63"/>
      <text:h text:style-name="P6" text:outline-level="1"><text:bookmark-start text:name="__RefHeading___Toc2135_1011530066"/>Pedos<text:bookmark-end text:name="__RefHeading___Toc2135_1011530066"/></text:h>
      <text:h text:style-name="P74" text:outline-level="2"><text:bookmark-start text:name="resumen-del-síntoma-que-comentas"/><text:bookmark-start text:name="__RefHeading___Toc2864_1011530066"/>1. Resumen del síntoma que comentas<text:bookmark-end text:name="resumen-del-síntoma-que-comentas"/><text:bookmark-end text:name="__RefHeading___Toc2864_1011530066"/></text:h>
      <text:p text:style-name="P75"><text:span text:style-name="T2">Pedos / flatulencia</text:span> – sensación de gases acumulados que pueden expulsarse por el ano con sonido y olor. En biodescodificación se interpreta como una señal de que el cuerpo está intentando “evacuar” algo que no ha podido digerir ni liberar a nivel emocional.</text:p>
      <text:p text:style-name="P76"/>
      <text:h text:style-name="P74" text:outline-level="2"><text:bookmark-start text:name="explicación-principal-entrada-más-relevante Copy 1"/><text:bookmark-start text:name="__RefHeading___Toc2866_1011530066"/>2. Explicación principal (entrada más relevante)<text:bookmark-end text:name="explicación-principal-entrada-más-relevante Copy 1"/><text:bookmark-end text:name="__RefHeading___Toc2866_1011530066"/></text:h>
      <text:h text:style-name="P77" text:outline-level="3"><text:bookmark-start text:name="entrada-1-gases"/><text:bookmark-start text:name="__RefHeading___Toc2868_1011530066"/>Entrada 1 – GASES<text:bookmark-end text:name="entrada-1-gases"/><text:bookmark-end text:name="__RefHeading___Toc2868_1011530066"/></text:h>
      <text:p text:style-name="P75"><text:span text:style-name="T2">Definición</text:span><text:line-break/>&gt; Distensión del estómago o los intestinos debido a la acumulación de gases.</text:p>
      <text:p text:style-name="P78"><text:span text:style-name="T2">Técnico</text:span><text:line-break/>&gt; <text:span text:style-name="T3">1ª Etapa Embrionaria. Conflicto de evacuación de pedazo indigesto. Jugarreta.</text:span></text:p>
      <text:p text:style-name="P78"><text:span text:style-name="T2">Sentido biológico</text:span><text:line-break/>&gt; Los gases sirven para empujar el bolo o “pedazo” que se ha quedado atascado en el intestino. Cuando el tránsito se bloquea, el organismo genera gases para ensanchar la pared intestinal y permitir que el contenido avance.</text:p>
      <text:p text:style-name="P78"><text:span text:style-name="T2">Conflicto</text:span><text:line-break/>&gt; Conflicto de una “jugarreta” que no conseguimos digerir, deslizar ni evacuar. Simbólicamente, el vientre se asocia a una segunda sepultura; los gases aparecen en los “muertos que fermentan”, representando duelos no resueltos en la genealogía (dobles, fantasmas…). El resentimiento subyacente es: <text:span text:style-name="T2">«Quiero eliminar rápido los malos rollos para encontrar mi espacio de libertad»</text:span>.</text:p>
      <text:h text:style-name="P79" text:outline-level="4"><text:bookmark-start text:name="resumen-rápido Copy 1"/><text:bookmark-start text:name="__RefHeading___Toc2870_1011530066"/>Resumen rápido<text:bookmark-end text:name="resumen-rápido Copy 1"/><text:bookmark-end text:name="__RefHeading___Toc2870_1011530066"/></text:h>
      <text:list text:style-name="L25">
        <text:list-item>
          <text:p text:style-name="P80"><text:span text:style-name="T2">Qué ocurre:</text:span> Se acumulan gases para “empujar” un fragmento que está atascado.<text:line-break/></text:p>
        </text:list-item>
        <text:list-item>
          <text:p text:style-name="P80"><text:span text:style-name="T2">Qué indica a nivel emocional:</text:span> Un conflicto no resuelto, una “jugada” interna que deseas desechar con urgencia (duelos, resentimientos, situaciones que te hacen sentir atrapado).</text:p>
        </text:list-item>
      </text:list>
      <text:p text:style-name="P76"/>
      <text:h text:style-name="P74" text:outline-level="2"><text:bookmark-start text:name="otros-matices-relacionados Copy 3"/><text:bookmark-start text:name="__RefHeading___Toc2872_1011530066"/>3. Otros matices relacionados<text:bookmark-end text:name="otros-matices-relacionados Copy 3"/><text:bookmark-end text:name="__RefHeading___Toc2872_1011530066"/></text:h>
      <text:h text:style-name="P77" text:outline-level="3"><text:bookmark-start text:name="entrada-2-aerofagia"/><text:bookmark-start text:name="__RefHeading___Toc2874_1011530066"/>Entrada 2 – AEROFAGIA<text:bookmark-end text:name="entrada-2-aerofagia"/><text:bookmark-end text:name="__RefHeading___Toc2874_1011530066"/></text:h>
      <text:p text:style-name="P75"><text:span text:style-name="T2">Definición</text:span><text:line-break/>&gt; Presencia excesiva de aire (gases) en el estómago, esófago o intestinos que puede causar espasmos, distensión abdominal o eructos.</text:p>
      <text:p text:style-name="P78"><text:span text:style-name="T2">Técnico</text:span><text:line-break/>&gt; <text:span text:style-name="T3">1ª Etapa Embrionaria. Conflicto de Atrapar o soltar pedazo.</text:span></text:p>
      <text:p text:style-name="P78"><text:soft-page-break/><text:span text:style-name="T2">Sentido biológico</text:span><text:line-break/>&gt; El aire cumple dos funciones: <text:span text:style-name="T2">separar</text:span> y <text:span text:style-name="T2">estimular el avance</text:span> del contenido digestivo.<text:line-break/>&gt; - En la parte alta (estómago/esófago) simboliza “<text:span text:style-name="T2">atrapar</text:span>”: intentar retener la vida, ideas o emociones.<text:line-break/>&gt; - En la parte baja (intestinos) simboliza “<text:span text:style-name="T2">soltar</text:span>”: necesidad de liberar rápidamente algo que ya no sirve.</text:p>
      <text:p text:style-name="P78"><text:span text:style-name="T2">Conflicto</text:span><text:line-break/>&gt; – En zona alta: <text:span text:style-name="T3">«Querer atrapar la vida»</text:span> (miedo a perder oportunidades, a entregarse).<text:line-break/>&gt; – En zona baja: <text:span text:style-name="T3">«Querer soltar algo rápidamente»</text:span> (urgencia por deshacerse de una carga emocional, culpa o resentimiento).<text:line-break/>&gt; El aire también refleja un apego a ideas o posturas que generan miedo o que “no pueden ser digeridas”.</text:p>
      <text:h text:style-name="P79" text:outline-level="4"><text:bookmark-start text:name="resumen-rápido-1"/><text:bookmark-start text:name="__RefHeading___Toc2876_1011530066"/>Resumen rápido<text:bookmark-end text:name="resumen-rápido-1"/><text:bookmark-end text:name="__RefHeading___Toc2876_1011530066"/></text:h>
      <text:list text:style-name="L26">
        <text:list-item>
          <text:p text:style-name="P81"><text:span text:style-name="T2">Qué ocurre:</text:span> Aire atrapado que indica una lucha entre retener y desprenderse.<text:line-break/></text:p>
        </text:list-item>
        <text:list-item>
          <text:p text:style-name="P81"><text:span text:style-name="T2">Qué indica a nivel emocional:</text:span> Dificultad para soltar pensamientos, culpas o miedos; o, por el contrario, deseo intenso de aferrarse a algo que percibes como vital.</text:p>
        </text:list-item>
      </text:list>
      <text:p text:style-name="P76"/>
      <text:h text:style-name="P77" text:outline-level="3"><text:bookmark-start text:name="entrada-3-giardiasis-por-su-referencia-a-flatulencias"/><text:bookmark-start text:name="__RefHeading___Toc2878_1011530066"/>Entrada 3 – GIARDIASIS (por su referencia a flatulencias)<text:bookmark-end text:name="entrada-3-giardiasis-por-su-referencia-a-flatulencias"/><text:bookmark-end text:name="__RefHeading___Toc2878_1011530066"/></text:h>
      <text:p text:style-name="P75"><text:span text:style-name="T2">Definición</text:span><text:line-break/>&gt; Infestación por el parásito intestinal <text:span text:style-name="T3">Giardia intestinalis</text:span> que produce diarrea, náuseas, trastornos digestivos y <text:span text:style-name="T2">flatulencias</text:span>.</text:p>
      <text:p text:style-name="P78"><text:span text:style-name="T2">Técnico</text:span><text:line-break/>&gt; <text:span text:style-name="T3">1ª Etapa Embrionaria. Conflicto de pedazo indigesto en un contexto de separación.</text:span></text:p>
      <text:p text:style-name="P78"><text:span text:style-name="T2">Sentido biológico</text:span><text:line-break/>&gt; Cuando la madre ya no suministra alimento pre‑digerido, el cuerpo busca “sustitutos” (como un parásito) para asimilar lo que falta.</text:p>
      <text:p text:style-name="P78"><text:span text:style-name="T2">Conflicto</text:span><text:line-break/>&gt; Representa una <text:span text:style-name="T2">separación inesperada o chocante</text:span> (p. ej., ruptura de pareja, abandono materno). La dependencia materna no satisfecha genera la necesidad de “procesar” ese pedazo a modo de sustitución, manifestándose en síntomas digestivos como flatulencias.</text:p>
      <text:h text:style-name="P79" text:outline-level="4"><text:bookmark-start text:name="resumen-rápido-2"/><text:bookmark-start text:name="__RefHeading___Toc2880_1011530066"/>Resumen rápido<text:bookmark-end text:name="resumen-rápido-2"/><text:bookmark-end text:name="__RefHeading___Toc2880_1011530066"/></text:h>
      <text:list text:style-name="L27">
        <text:list-item>
          <text:p text:style-name="P82"><text:span text:style-name="T2">Qué ocurre:</text:span> El organismo “recluta” ayuda externa (parásitos) para digerir lo que la nutrición materna ya no brinda.<text:line-break/></text:p>
        </text:list-item>
        <text:list-item>
          <text:p text:style-name="P82"><text:span text:style-name="T2">Qué indica a nivel emocional:</text:span> Sentimiento de abandono, separación abrupta y búsqueda de sustitutos para llenar ese vacío.</text:p>
        </text:list-item>
      </text:list>
      <text:p text:style-name="P76"/>
      <text:h text:style-name="P74" text:outline-level="2"><text:bookmark-start text:name="referencias-cruzadas-que-puedes-explorar"/><text:bookmark-start text:name="__RefHeading___Toc2882_1011530066"/><text:soft-page-break/>4. Referencias cruzadas que puedes explorar<text:bookmark-end text:name="referencias-cruzadas-que-puedes-explorar"/><text:bookmark-end text:name="__RefHeading___Toc2882_1011530066"/></text:h>
      <text:list text:style-name="L28">
        <text:list-item>
          <text:p text:style-name="P83"><text:span text:style-name="T2">Aerosolidad y </text:span>“<text:span text:style-name="T2">jugarreta</text:span>” (relación entre gases y duelos familiares).<text:line-break/></text:p>
        </text:list-item>
        <text:list-item>
          <text:p text:style-name="P83"><text:span text:style-name="T2">Patrones de retención vs. liberación</text:span> (aerofagia alta vs. baja).<text:line-break/></text:p>
        </text:list-item>
        <text:list-item>
          <text:p text:style-name="P83"><text:span text:style-name="T2">Separación y dependencia materna</text:span> (giardiasis como metáfora).</text:p>
        </text:list-item>
      </text:list>
      <text:p text:style-name="P76"/>
      <text:h text:style-name="P74" text:outline-level="2"><text:bookmark-start text:name="interpretación-integradora Copy 4"/><text:bookmark-start text:name="__RefHeading___Toc2884_1011530066"/>5. Interpretación integradora<text:bookmark-end text:name="interpretación-integradora Copy 4"/><text:bookmark-end text:name="__RefHeading___Toc2884_1011530066"/></text:h>
      <text:p text:style-name="P75">Los pedos son, según la biodescodificación, una <text:span text:style-name="T2">señal de evacuación</text:span> que el cuerpo utiliza para liberar un “pedazo indigesto”:</text:p>
      <text:list text:style-name="L29">
        <text:list-item>
          <text:p text:style-name="P84"><text:span text:style-name="T2">Bloqueo interno</text:span>: algo (una experiencia, un resentimiento, una culpa) se ha quedado “atrapado” y no logra ser procesado.<text:line-break/></text:p>
        </text:list-item>
        <text:list-item>
          <text:p text:style-name="P84"><text:span text:style-name="T2">Respuesta fisiológica</text:span>: el organismo genera gases para ampliar el paso intestinal y empujar ese bloque.<text:line-break/></text:p>
        </text:list-item>
        <text:list-item>
          <text:p text:style-name="P84"><text:span text:style-name="T2">Mensaje emocional</text:span>: la urgencia de “deshacerse rápidamente” de los “malos rollos” que te limitan, o la dificultad de soltar ideas que te generan miedo.<text:line-break/></text:p>
        </text:list-item>
        <text:list-item>
          <text:p text:style-name="P84"><text:span text:style-name="T2">Contexto de separación</text:span>: puede estar ligado a una pérdida (ruptura, abandono, duelo) que todavía no has aceptado plenamente; el cuerpo reproduce esa falta creando la necesidad de “asumir” o “sustituir” lo perdido (como sugiere la giardiasis).</text:p>
        </text:list-item>
      </text:list>
      <text:p text:style-name="P75">En síntesis, la flatulencia podría estar diciéndote: <text:span text:style-name="T3">«Hay algo que aún no has dejado ir; tu cuerpo está intentando expulsarlo para que vuelvas a sentirte libre y espacioso»</text:span>.</text:p>
      <text:p text:style-name="P76"/>
      <text:h text:style-name="P74" text:outline-level="2"><text:bookmark-start text:name="posible-abordaje-personalizado-no-sustituye-a-un-profesional"/><text:bookmark-start text:name="__RefHeading___Toc2886_1011530066"/>6. Posible abordaje personalizado (no sustituye a un profesional)<text:bookmark-end text:name="posible-abordaje-personalizado-no-sustituye-a-un-profesional"/><text:bookmark-end text:name="__RefHeading___Toc2886_1011530066"/></text:h>
      <table:table table:name="Table4" table:style-name="Table4">
        <table:table-column table:style-name="Table4.A"/>
        <table:table-column table:style-name="Table4.B"/>
        <table:table-header-rows>
          <table:table-row>
            <table:table-cell table:style-name="Table4.A1" office:value-type="string">
              <text:p text:style-name="P85">Acción</text:p>
            </table:table-cell>
            <table:table-cell table:style-name="Table4.A1" office:value-type="string">
              <text:p text:style-name="P85">Por qué puede ayudar</text:p>
            </table:table-cell>
          </table:table-row>
        </table:table-header-rows>
        <table:table-row>
          <table:table-cell table:style-name="Table4.A1" office:value-type="string">
            <text:p text:style-name="P86"><text:span text:style-name="T2">Trabajo de respiración consciente</text:span> (inhalar profundamente y exhalar lentamente)</text:p>
          </table:table-cell>
          <table:table-cell table:style-name="Table4.A1" office:value-type="string">
            <text:p text:style-name="P86">Ayuda a diferenciar la retención de aire (parte alta) de la liberación (parte baja), facilitando la toma de conciencia de lo que deseas “soltar”.</text:p>
          </table:table-cell>
        </table:table-row>
        <table:table-row>
          <table:table-cell table:style-name="Table4.A1" office:value-type="string">
            <text:p text:style-name="P86"><text:span text:style-name="T2">Diario emocional</text:span>: escribe cada día una situación que sientas “pesada” o “atrapada” y cómo la podrías “dejar ir”.</text:p>
          </table:table-cell>
          <table:table-cell table:style-name="Table4.A1" office:value-type="string">
            <text:p text:style-name="P86">Externaliza el “pedazo indigesto” y permite observar patrones de dependencia o culpa.</text:p>
          </table:table-cell>
        </table:table-row>
        <table:table-row>
          <table:table-cell table:style-name="Table4.A1" office:value-type="string">
            <text:p text:style-name="P86"><text:span text:style-name="T2">Técnicas de visualización</text:span>: imagina que los gases son una corriente que arrastra y elimina un objeto <text:soft-page-break/>simbólico que ya no te sirve.</text:p>
          </table:table-cell>
          <table:table-cell table:style-name="Table4.A1" office:value-type="string">
            <text:p text:style-name="P86">Refuerza el sentido biológico de “empujar” y le da un significado positivo al proceso.</text:p>
          </table:table-cell>
        </table:table-row>
        <table:table-row>
          <table:table-cell table:style-name="Table4.A1" office:value-type="string">
            <text:p text:style-name="P87">Consulta con un terapeuta de biodescodificación o psicoterapia</text:p>
          </table:table-cell>
          <table:table-cell table:style-name="Table4.A1" office:value-type="string">
            <text:p text:style-name="P86">Para profundizar en el conflicto de separación, duelo o dependencia materna y trabajar la resignificación de esas experiencias.</text:p>
          </table:table-cell>
        </table:table-row>
      </table:table>
      <text:p text:style-name="P88"><text:span text:style-name="T2">Importante:</text:span> Estas sugerencias son orientativas y no reemplazan el diagnóstico ni el tratamiento de un profesional de la salud. Si los síntomas persisten, empeoran o te generan malestar significativo, acude a tu médico o a un terapeuta cualificado.</text:p>
      <text:p text:style-name="P76"/>
      <text:h text:style-name="P74" text:outline-level="2"><text:bookmark-start text:name="aviso-de-responsabilidad Copy 5"/><text:bookmark-start text:name="__RefHeading___Toc2888_1011530066"/>7. Aviso de responsabilidad<text:bookmark-end text:name="aviso-de-responsabilidad Copy 5"/><text:bookmark-end text:name="__RefHeading___Toc2888_1011530066"/></text:h>
      <text:p text:style-name="P75">La información proporcionada es <text:span text:style-name="T2">sólo con fines educativos y de introspección</text:span>. No constituye diagnóstico médico ni sustituye la valoración de un profesional de la salud. Siempre consulta a tu médico o a un terapeuta especializado ante cualquier duda o síntoma persisten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rlito" svg:font-family="Carlito" style:font-family-generic="swiss"/>
    <style:font-face style:name="Courier New" svg:font-family="'Courier New'" style:font-family-generic="modern" style:font-pitch="fixed"/>
    <style:font-face style:name="Liberation Sans" svg:font-family="'Liberation Sans'" style:font-family-generic="swiss" style:font-pitch="variable"/>
    <style:font-face style:name="Songti SC" svg:font-family="'Songti SC'" style:font-family-generic="system" style:font-pitch="variable"/>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rlito" fo:font-size="12pt" fo:language="es" fo:country="E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Carlito" fo:font-size="12pt" fo:language="es" fo:country="E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rlito" fo:font-family="Carlito" style:font-family-generic="swis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rlito" fo:font-family="Carlito"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rlito" fo:font-family="Carlito" style:font-family-generic="swis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First_20_paragraph" style:display-name="First paragraph" style:family="paragraph" style:parent-style-name="Standard" style:next-style-name="Text_20_body" style:class="text"/>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17T10:08:25.544959000</meta:creation-date>
    <dc:date>2026-02-17T11:16:09.075652000</dc:date>
    <meta:editing-duration>PT1H7M1S</meta:editing-duration>
    <meta:editing-cycles>11</meta:editing-cycles>
    <meta:generator>LibreOffice/25.8.4.2$MacOSX_AARCH64 LibreOffice_project/290daaa01b999472f0c7a3890eb6a550fd74c6df</meta:generator>
    <meta:document-statistic meta:table-count="4" meta:image-count="0" meta:object-count="0" meta:page-count="24" meta:paragraph-count="376" meta:word-count="6558" meta:character-count="42898" meta:non-whitespace-character-count="36725"/>
  </office:meta>
</office:document-meta>
</file>